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7" manifest:media-type="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4" svg:font-family="OpenSymbol" style:font-adornments="Roman" style:font-pitch="variable" style:font-charset="x-symbol"/>
    <style:font-face style:name="OpenSymbol1" svg:font-family="OpenSymbol" style:font-adornments="Roman"/>
    <style:font-face style:name="Symbol" svg:font-family="Symbol" style:font-adornments="Roman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text-properties fo:font-size="3pt" style:font-size-asian="4pt" style:font-size-complex="4pt"/>
    </style:style>
    <style:style style:name="P10" style:family="paragraph" style:parent-style-name="Header">
      <style:text-properties fo:font-size="14pt" style:font-size-asian="14pt" style:font-size-complex="14pt"/>
    </style:style>
    <style:style style:name="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3163d5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fo:font-size="15pt" officeooo:rsid="0017c88f" officeooo:paragraph-rsid="0023393b" style:font-size-asian="15pt" style:font-size-complex="15pt" style:text-scale="100%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1" fo:font-size="10pt" officeooo:paragraph-rsid="00290c92" style:font-size-asian="10pt" style:font-size-complex="10pt"/>
    </style:style>
    <style:style style:name="P25" style:family="paragraph" style:parent-style-name="_5f_Paragraphe_20_livret_20_réponse_20_élève">
      <style:paragraph-properties fo:margin-top="0cm" fo:margin-bottom="0cm" style:contextual-spacing="false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361575"/>
    </style:style>
    <style:style style:name="P26" style:family="paragraph" style:parent-style-name="Standard">
      <style:paragraph-properties fo:margin-top="0.6cm" fo:margin-bottom="0cm" style:contextual-spacing="false"/>
      <style:text-properties officeooo:paragraph-rsid="0023393b"/>
    </style:style>
    <style:style style:name="P27" style:family="paragraph" style:parent-style-name="FILET_5f_POINTILLES">
      <style:text-properties fo:color="#b3b3b3" loext:opacity="100%" style:font-name="Bitstream Vera Sans3" fo:font-size="10pt" fo:font-style="normal" officeooo:paragraph-rsid="0037acdc" fo:background-color="transparent"/>
    </style:style>
    <style:style style:name="P28" style:family="paragraph" style:parent-style-name="FILET_5f_POINTILLES">
      <style:text-properties fo:color="#b3b3b3" loext:opacity="100%" style:font-name="Bitstream Vera Sans3" fo:font-size="10pt" fo:font-style="normal" officeooo:paragraph-rsid="0037c484" fo:background-color="transparent"/>
    </style:style>
    <style:style style:name="P29" style:family="paragraph" style:parent-style-name="FILET_5f_POINTILLES">
      <style:text-properties fo:color="#b3b3b3" loext:opacity="100%" style:font-name="Bitstream Vera Sans3" fo:font-size="10pt" fo:font-style="normal" officeooo:paragraph-rsid="003922c3" fo:background-color="transparent"/>
    </style:style>
    <style:style style:name="P30" style:family="paragraph" style:parent-style-name="FILET_5f_POINTILLES">
      <style:text-properties fo:color="#b3b3b3" loext:opacity="100%" style:font-name="Bitstream Vera Sans3" fo:font-size="10pt" fo:font-style="normal" officeooo:paragraph-rsid="003a177b" fo:background-color="transparent"/>
    </style:style>
    <style:style style:name="P31" style:family="paragraph" style:parent-style-name="FILET_5f_POINTILLES">
      <style:text-properties fo:color="#b3b3b3" loext:opacity="100%" style:font-name="Bitstream Vera Sans3" fo:font-size="10pt" fo:font-style="normal" officeooo:paragraph-rsid="003b7fa8" fo:background-color="transparent"/>
    </style:style>
    <style:style style:name="P32" style:family="paragraph" style:parent-style-name="FILET_5f_POINTILLES">
      <style:text-properties fo:color="#000000" loext:opacity="100%" style:font-name="Bitstream Vera Sans" fo:font-size="10pt" fo:language="fr" fo:country="FR" fo:font-style="normal" officeooo:paragraph-rsid="003a177b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33" style:family="paragraph" style:parent-style-name="FILET_5f_POINTILLES">
      <style:paragraph-properties fo:margin-top="0.199cm" fo:margin-bottom="0cm" style:contextual-spacing="false"/>
      <style:text-properties fo:color="#b3b3b3" loext:opacity="100%" style:font-name="Bitstream Vera Sans3" fo:font-size="10pt" fo:font-style="normal" officeooo:paragraph-rsid="003cec35" fo:background-color="transparent"/>
    </style:style>
    <style:style style:name="P34" style:family="paragraph" style:parent-style-name="FILET_5f_POINTILLES">
      <style:paragraph-properties fo:margin-top="0.199cm" fo:margin-bottom="0cm" style:contextual-spacing="false"/>
      <style:text-properties fo:color="#b3b3b3" loext:opacity="100%" style:font-name="Bitstream Vera Sans3" fo:font-size="10pt" fo:font-style="normal" officeooo:paragraph-rsid="003d0f67" fo:background-color="transparent"/>
    </style:style>
    <style:style style:name="P35" style:family="paragraph" style:parent-style-name="Exo_5f_Num">
      <style:paragraph-properties fo:margin-top="0.831cm" fo:margin-bottom="0.101cm" style:contextual-spacing="false"/>
    </style:style>
    <style:style style:name="P36" style:family="paragraph" style:parent-style-name="Exo_5f_Num" style:list-style-name="Num_5f_Exo">
      <style:paragraph-properties fo:margin-top="0.499cm" fo:margin-bottom="0cm" style:contextual-spacing="false"/>
      <style:text-properties officeooo:paragraph-rsid="003248ab"/>
    </style:style>
    <style:style style:name="P37" style:family="paragraph" style:parent-style-name="Exo_5f_Num">
      <style:paragraph-properties fo:margin-top="0.48cm" fo:margin-bottom="0cm" style:contextual-spacing="false"/>
    </style:style>
    <style:style style:name="P38" style:family="paragraph" style:parent-style-name="Exo_5f_Num" style:list-style-name="Num_5f_Exo">
      <style:paragraph-properties fo:margin-top="0.48cm" fo:margin-bottom="0cm" style:contextual-spacing="false" fo:break-before="page"/>
      <style:text-properties officeooo:paragraph-rsid="003248ab"/>
    </style:style>
    <style:style style:name="P39" style:family="paragraph" style:parent-style-name="Exo_5f_Num">
      <style:paragraph-properties fo:margin-top="0.48cm" fo:margin-bottom="0.101cm" style:contextual-spacing="false"/>
      <style:text-properties officeooo:paragraph-rsid="00246f66"/>
    </style:style>
    <style:style style:name="P40" style:family="paragraph" style:parent-style-name="FILET_5f_POINTILLES" style:list-style-name="_5f_Numérotation_20_des_20_exercices_20_livrets">
      <style:text-properties officeooo:paragraph-rsid="00361575"/>
    </style:style>
    <style:style style:name="P41" style:family="paragraph" style:parent-style-name="FILET_5f_POINTILLES" style:list-style-name="_5f_Numérotation_20_des_20_exercices_20_livrets">
      <style:text-properties officeooo:paragraph-rsid="002c3a4e"/>
    </style:style>
    <style:style style:name="P42" style:family="paragraph" style:parent-style-name="FILET_5f_POINTILLES">
      <style:text-properties fo:color="#b3b3b3" loext:opacity="100%" style:font-name="Bitstream Vera Sans3" fo:font-size="10pt" fo:font-style="normal" officeooo:paragraph-rsid="00400ea2" fo:background-color="transparent"/>
    </style:style>
    <style:style style:name="P43" style:family="paragraph" style:parent-style-name="_5f_Paragraphe_20_livret_20_" style:list-style-name="liste_5f_abc">
      <style:text-properties officeooo:paragraph-rsid="0031975d"/>
    </style:style>
    <style:style style:name="P44" style:family="paragraph" style:parent-style-name="_5f_Paragraphe_20_livret_20_" style:list-style-name="liste_5f_abc">
      <style:text-properties officeooo:paragraph-rsid="0027d8be"/>
    </style:style>
    <style:style style:name="P45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27d8be"/>
    </style:style>
    <style:style style:name="P46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23393b"/>
    </style:style>
    <style:style style:name="P47" style:family="paragraph" style:parent-style-name="_5f_Paragraphe_20_livret_20_" style:list-style-name="liste_5f_abc">
      <style:paragraph-properties fo:margin-top="0.199cm" fo:margin-bottom="0cm" style:contextual-spacing="false"/>
      <style:text-properties style:font-name="Bitstream Vera Sans1" officeooo:paragraph-rsid="0023393b"/>
    </style:style>
    <style:style style:name="P48" style:family="paragraph" style:parent-style-name="_5f_Paragraphe_20_livret_20_" style:list-style-name="_5f_Numérotation_20_des_20_exercices_20_livrets">
      <style:paragraph-properties fo:margin-top="0.3cm" fo:margin-bottom="0.101cm" style:contextual-spacing="false"/>
      <style:text-properties style:font-name="Bitstream Vera Sans1" officeooo:paragraph-rsid="0023393b"/>
    </style:style>
    <style:style style:name="P49" style:family="paragraph" style:parent-style-name="_5f_Paragraphe_20_livret_20_" style:list-style-name="_5f_Numérotation_20_des_20_exercices_20_livrets">
      <style:paragraph-properties fo:margin-top="0cm" fo:margin-bottom="0cm" style:contextual-spacing="false"/>
      <style:text-properties style:font-name="Bitstream Vera Sans1" officeooo:paragraph-rsid="0023393b"/>
    </style:style>
    <style:style style:name="P50" style:family="paragraph" style:parent-style-name="_5f_Paragraphe_20_livret_20_réponse_20_élève" style:list-style-name="_5f_Numérotation_20_des_20_exercices_20_livrets">
      <style:text-properties officeooo:paragraph-rsid="0031975d"/>
    </style:style>
    <style:style style:name="P51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fo:text-align="start" style:justify-single-word="false"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360615"/>
    </style:style>
    <style:style style:name="P52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360615"/>
    </style:style>
    <style:style style:name="P53" style:family="paragraph" style:parent-style-name="_5f_Paragraphe_20_livret_20_réponse_20_élève" style:list-style-name="_5f_Numérotation_20_des_20_exercices_20_livrets">
      <style:paragraph-properties fo:margin-top="0.199cm" fo:margin-bottom="0cm" style:contextual-spacing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3.597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229248"/>
    </style:style>
    <style:style style:name="P54" style:family="paragraph" style:parent-style-name="_5f_Paragraphe_20_livret_20_réponse_20_élève" style:list-style-name="_5f_Numérotation_20_des_20_exercices_20_livrets">
      <style:paragraph-properties fo:margin-top="0.499cm" fo:margin-bottom="0.101cm" style:contextual-spacing="false" fo:text-align="start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6.592cm" style:leader-style="dotted" style:leader-text="."/>
          <style:tab-stop style:position="7.752cm" style:leader-style="dotted" style:leader-text="."/>
          <style:tab-stop style:position="8.999cm" style:leader-style="dotted" style:leader-text="."/>
        </style:tab-stops>
      </style:paragraph-properties>
      <style:text-properties officeooo:paragraph-rsid="00229248"/>
    </style:style>
    <style:style style:name="P55" style:family="paragraph" style:parent-style-name="_5f_Paragraphe_20_livret_20_réponse_20_élève" style:list-style-name="_5f_Numérotation_20_des_20_exercices_20_livrets">
      <style:paragraph-properties fo:margin-top="0.499cm" fo:margin-bottom="0cm" style:contextual-spacing="false"/>
      <style:text-properties officeooo:paragraph-rsid="00229248"/>
    </style:style>
    <style:style style:name="P56" style:family="paragraph" style:parent-style-name="_5f_Paragraphe_20_énoncé_20_après_20_numéro" style:list-style-name="_5f_Numérotation_20_des_20_exercices_20_livrets">
      <style:paragraph-properties fo:margin-top="0.199cm" fo:margin-bottom="0cm" style:contextual-spacing="false"/>
      <style:text-properties officeooo:paragraph-rsid="002fe3a0"/>
    </style:style>
    <style:style style:name="P57" style:family="paragraph" style:parent-style-name="_5f_Pied_20_de_20_page" style:list-style-name="">
      <style:paragraph-properties fo:text-align="end" style:justify-single-word="false"/>
    </style:style>
    <style:style style:name="P58" style:family="paragraph" style:parent-style-name="_5f_Pied_20_de_20_page">
      <style:paragraph-properties fo:text-align="end" style:justify-single-word="false"/>
    </style:style>
    <style:style style:name="P59" style:family="paragraph" style:parent-style-name="_5f_Pied_20_de_20_page" style:list-style-name=""/>
    <style:style style:name="P60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1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34" fo:break-before="auto" fo:break-after="auto" style:shadow="none"/>
      <style:text-properties style:font-name="Bitstream Vera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2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63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64" style:family="paragraph">
      <style:paragraph-properties fo:text-align="center"/>
    </style:style>
    <style:style style:name="P6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7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3163d5"/>
    </style:style>
    <style:style style:name="T6" style:family="text">
      <style:text-properties officeooo:rsid="00308c81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text-position="0% 100%" style:font-name="Bitstream Vera Sans1" style:font-name-asian="OpenSymbol2" style:font-style-asian="normal" style:font-name-complex="OpenSymbol2" style:font-style-complex="normal"/>
    </style:style>
    <style:style style:name="T9" style:family="text">
      <style:text-properties fo:color="#000000" loext:opacity="100%" style:text-position="0% 100%" style:font-style-asian="normal" style:font-style-complex="normal"/>
    </style:style>
    <style:style style:name="T10" style:family="text">
      <style:text-properties fo:color="#000000" loext:opacity="100%" style:text-position="0% 100%" style:font-name="Bitstream Vera Sans" fo:font-size="10pt" fo:language="fr" fo:country="FR" officeooo:rsid="00360615" style:letter-kerning="true" fo:background-color="#ffff00" loext:char-shading-value="0" style:font-name-asian="Bitstream Vera Sans6" style:font-size-asian="10pt" style:language-asian="zh" style:country-asian="CN" style:font-style-asian="normal" style:font-name-complex="Bitstream Vera Sans6" style:language-complex="hi" style:country-complex="IN" style:font-style-complex="normal"/>
    </style:style>
    <style:style style:name="T11" style:family="text">
      <style:text-properties fo:color="#000000" loext:opacity="100%" style:text-position="0% 100%" style:font-name="Bitstream Vera Sans" fo:font-size="10pt" fo:language="fr" fo:country="FR" officeooo:rsid="00361575" style:letter-kerning="true" fo:background-color="#ffff00" loext:char-shading-value="0" style:font-name-asian="Bitstream Vera Sans6" style:font-size-asian="10pt" style:language-asian="zh" style:country-asian="CN" style:font-style-asian="normal" style:font-name-complex="Bitstream Vera Sans6" style:language-complex="hi" style:country-complex="IN" style:font-style-complex="normal"/>
    </style:style>
    <style:style style:name="T12" style:family="text">
      <style:text-properties fo:color="#000000" loext:opacity="100%" style:text-position="0% 100%" style:font-name="Bitstream Vera Sans" fo:font-size="10pt" fo:language="fr" fo:country="FR" officeooo:rsid="00400ea2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3" style:family="text">
      <style:text-properties fo:color="#000000" loext:opacity="100%" style:text-position="0% 100%" style:font-name="Bitstream Vera Sans" fo:font-size="10pt" fo:language="fr" fo:country="FR" style:text-underline-style="none" officeooo:rsid="0037acd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4" style:family="text">
      <style:text-properties fo:color="#000000" loext:opacity="100%" style:text-position="0% 100%" style:font-name="Bitstream Vera Sans" fo:font-size="10pt" fo:language="fr" fo:country="FR" style:text-underline-style="none" officeooo:rsid="0037c48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5" style:family="text">
      <style:text-properties fo:color="#000000" loext:opacity="100%" style:text-position="0% 100%" style:font-name="Bitstream Vera Sans" fo:font-size="10pt" fo:language="fr" fo:country="FR" style:text-underline-style="none" officeooo:rsid="003b7fa8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6" style:family="text">
      <style:text-properties fo:color="#000000" loext:opacity="100%" style:text-position="super 58%" style:text-underline-style="none" fo:font-weight="normal" officeooo:rsid="008354b7" style:font-weight-asian="normal" style:font-weight-complex="normal"/>
    </style:style>
    <style:style style:name="T17" style:family="text">
      <style:text-properties fo:color="#000000" loext:opacity="100%" style:text-position="super 58%" style:text-underline-style="none" fo:font-weight="normal" officeooo:rsid="002a3b90" style:font-weight-asian="normal" style:font-weight-complex="normal"/>
    </style:style>
    <style:style style:name="T18" style:family="text">
      <style:text-properties fo:color="#000000" loext:opacity="100%" style:text-position="super 58%" style:font-name="Bitstream Vera Sans1" fo:font-size="10pt" fo:font-style="normal" style:text-underline-style="none" fo:font-weight="normal" officeooo:rsid="00425cb8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19" style:family="text">
      <style:text-properties fo:color="#000000" loext:opacity="100%" style:text-position="super 58%" style:font-name="Bitstream Vera Sans1" fo:font-size="10pt" fo:letter-spacing="normal" fo:font-style="normal" style:text-underline-style="none" fo:font-weight="normal" officeooo:rsid="00425cb8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20" style:family="text">
      <style:text-properties fo:color="#000000" loext:opacity="100%" style:text-position="super 58%" style:font-name="Bitstream Vera Sans3" fo:font-size="10pt" fo:font-style="normal" style:text-underline-style="none" fo:font-weight="normal" officeooo:rsid="0027d8be"/>
    </style:style>
    <style:style style:name="T21" style:family="text">
      <style:text-properties fo:color="#000000" loext:opacity="100%" style:text-position="super 58%" style:font-name="Bitstream Vera Sans" fo:font-size="10pt" fo:language="fr" fo:country="FR" fo:font-style="normal" style:text-underline-style="none" fo:font-weight="normal" officeooo:rsid="00361575" style:letter-kerning="true" fo:background-color="#ffff00" loext:char-shading-value="0" style:font-name-asian="Bitstream Vera Sans6" style:font-size-asian="10pt" style:language-asian="zh" style:country-asian="CN" style:font-style-asian="normal" style:font-weight-asian="normal" style:font-name-complex="Bitstream Vera Sans6" style:font-size-complex="10pt" style:language-complex="hi" style:country-complex="IN" style:font-style-complex="normal" style:font-weight-complex="normal"/>
    </style:style>
    <style:style style:name="T22" style:family="text">
      <style:text-properties fo:color="#000000" loext:opacity="100%" style:text-position="super 58%" style:font-name="Bitstream Vera Sans" fo:font-size="10pt" fo:language="fr" fo:country="FR" fo:font-style="normal" style:text-underline-style="none" fo:font-weight="normal" officeooo:rsid="003cec35" style:letter-kerning="true" fo:background-color="#ffff00" loext:char-shading-value="0" style:font-name-asian="Bitstream Vera Sans6" style:font-size-asian="10pt" style:language-asian="zh" style:country-asian="CN" style:font-style-asian="normal" style:font-weight-asian="normal" style:font-name-complex="Bitstream Vera Sans6" style:font-size-complex="10pt" style:language-complex="hi" style:country-complex="IN" style:font-style-complex="normal" style:font-weight-complex="normal"/>
    </style:style>
    <style:style style:name="T23" style:family="text">
      <style:text-properties fo:color="#000000" loext:opacity="100%" style:text-position="super 58%" style:font-name="Bitstream Vera Sans" fo:font-size="10pt" fo:language="fr" fo:country="FR" fo:font-weight="normal" officeooo:rsid="00361575" style:letter-kerning="true" fo:background-color="#ffff00" loext:char-shading-value="0" style:font-name-asian="Bitstream Vera Sans6" style:font-size-asian="10pt" style:language-asian="zh" style:country-asian="CN" style:font-style-asian="normal" style:font-weight-asian="normal" style:font-name-complex="Bitstream Vera Sans6" style:language-complex="hi" style:country-complex="IN" style:font-style-complex="normal" style:font-weight-complex="normal"/>
    </style:style>
    <style:style style:name="T24" style:family="text">
      <style:text-properties fo:color="#000000" loext:opacity="100%" style:text-position="super 58%" style:font-name="Bitstream Vera Sans" fo:font-size="10pt" fo:language="fr" fo:country="FR" style:text-underline-style="none" officeooo:rsid="0037acd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5" style:family="text">
      <style:text-properties fo:color="#000000" loext:opacity="100%" style:text-position="super 58%" style:font-name="Bitstream Vera Sans" fo:font-size="10pt" fo:language="fr" fo:country="FR" style:text-underline-style="none" officeooo:rsid="0037c48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6" style:family="text">
      <style:text-properties fo:color="#000000" loext:opacity="100%" style:text-position="super 58%" style:font-name="Bitstream Vera Sans" fo:font-size="10pt" fo:language="fr" fo:country="FR" style:text-underline-style="none" officeooo:rsid="00400ea2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7" style:family="text">
      <style:text-properties fo:color="#000000" loext:opacity="100%" style:text-position="super 58%" style:font-name="Bitstream Vera Sans" fo:font-size="10pt" fo:language="fr" fo:country="FR" officeooo:rsid="0037c48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8" style:family="text">
      <style:text-properties fo:color="#000000" loext:opacity="100%" style:text-position="super 58%" style:font-name="Bitstream Vera Sans" fo:font-size="10pt" fo:language="fr" fo:country="FR" officeooo:rsid="003a177b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9" style:family="text">
      <style:text-properties fo:color="#000000" loext:opacity="100%" style:text-position="super 58%" style:font-name="Bitstream Vera Sans" fo:font-size="10pt" fo:language="fr" fo:country="FR" officeooo:rsid="003d0f67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30" style:family="text">
      <style:text-properties fo:color="#000000" loext:opacity="100%" style:text-position="super 58%" style:font-name="Bitstream Vera Sans" fo:font-size="10pt" fo:language="fr" fo:country="FR" officeooo:rsid="00400ea2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31" style:family="text">
      <style:text-properties fo:color="#000000" loext:opacity="100%" officeooo:rsid="008354b7"/>
    </style:style>
    <style:style style:name="T32" style:family="text">
      <style:text-properties fo:color="#000000" loext:opacity="100%" officeooo:rsid="0023393b"/>
    </style:style>
    <style:style style:name="T33" style:family="text">
      <style:text-properties fo:color="#000000" loext:opacity="100%" style:font-name="OpenSymbol" officeooo:rsid="008354b7"/>
    </style:style>
    <style:style style:name="T34" style:family="text">
      <style:text-properties fo:color="#000000" loext:opacity="100%" fo:font-weight="normal" officeooo:rsid="008354b7" style:font-weight-asian="normal" style:font-weight-complex="normal"/>
    </style:style>
    <style:style style:name="T35" style:family="text">
      <style:text-properties fo:color="#000000" loext:opacity="100%" officeooo:rsid="002a3b90"/>
    </style:style>
    <style:style style:name="T36" style:family="text">
      <style:text-properties fo:color="#000000" loext:opacity="100%" style:font-name="Bitstream Vera Sans" fo:font-size="10pt" fo:language="fr" fo:country="FR" officeooo:rsid="0037c48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37" style:family="text">
      <style:text-properties fo:color="#000000" loext:opacity="100%" style:font-name="Bitstream Vera Sans" fo:font-size="10pt" fo:language="fr" fo:country="FR" officeooo:rsid="003922c3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38" style:family="text">
      <style:text-properties fo:color="#000000" loext:opacity="100%" style:font-name="Bitstream Vera Sans" fo:font-size="10pt" fo:language="fr" fo:country="FR" officeooo:rsid="003a177b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39" style:family="text">
      <style:text-properties fo:color="#000000" loext:opacity="100%" style:font-name="Bitstream Vera Sans" fo:font-size="10pt" fo:language="fr" fo:country="FR" officeooo:rsid="003b7fa8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40" style:family="text">
      <style:text-properties fo:color="#000000" loext:opacity="100%" style:font-name="Bitstream Vera Sans" fo:font-size="10pt" fo:language="fr" fo:country="FR" officeooo:rsid="00400ea2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41" style:family="text">
      <style:text-properties style:font-name="Bitstream Vera Sans1"/>
    </style:style>
    <style:style style:name="T42" style:family="text">
      <style:text-properties style:font-name="Bitstream Vera Sans1" fo:font-weight="normal" style:font-weight-asian="normal" style:font-weight-complex="normal"/>
    </style:style>
    <style:style style:name="T43" style:family="text">
      <style:text-properties style:text-position="0% 100%"/>
    </style:style>
    <style:style style:name="T44" style:family="text">
      <style:text-properties style:text-position="0% 100%" style:font-name="Bitstream Vera Sans1"/>
    </style:style>
    <style:style style:name="T45" style:family="text">
      <style:text-properties style:text-position="0% 100%" style:font-name="Bitstream Vera Sans1" style:font-name-asian="OpenSymbol2" style:font-style-asian="normal" style:font-name-complex="OpenSymbol2" style:font-style-complex="normal"/>
    </style:style>
    <style:style style:name="T46" style:family="text">
      <style:text-properties style:text-position="0% 100%" style:font-name="Bitstream Vera Sans1" style:text-underline-style="none" officeooo:rsid="0056e461"/>
    </style:style>
    <style:style style:name="T47" style:family="text">
      <style:text-properties style:text-position="0% 100%" style:font-name="Bitstream Vera Sans1" style:text-underline-style="none" officeooo:rsid="0027d8be"/>
    </style:style>
    <style:style style:name="T48" style:family="text">
      <style:text-properties style:text-position="0% 100%" style:text-underline-style="none" officeooo:rsid="0056e461"/>
    </style:style>
    <style:style style:name="T49" style:family="text">
      <style:text-properties style:text-position="0% 100%" style:text-underline-style="none" officeooo:rsid="0027d8be"/>
    </style:style>
    <style:style style:name="T50" style:family="text">
      <style:text-properties style:text-position="0% 100%" style:text-underline-style="none" officeooo:rsid="0029598f"/>
    </style:style>
    <style:style style:name="T51" style:family="text">
      <style:text-properties style:text-position="0% 100%" style:text-underline-style="none" officeooo:rsid="007861c4"/>
    </style:style>
    <style:style style:name="T52" style:family="text">
      <style:text-properties style:text-position="0% 100%" style:text-underline-style="none" officeooo:rsid="0037acdc"/>
    </style:style>
    <style:style style:name="T53" style:family="text">
      <style:text-properties style:text-position="0% 100%" style:text-underline-style="none" officeooo:rsid="0037c484"/>
    </style:style>
    <style:style style:name="T54" style:family="text">
      <style:text-properties style:text-position="0% 100%" style:font-name="Bitstream Vera Sans3" style:font-name-asian="OpenSymbol2" style:font-style-asian="normal" style:font-name-complex="OpenSymbol2" style:font-style-complex="normal"/>
    </style:style>
    <style:style style:name="T55" style:family="text">
      <style:text-properties style:text-position="0% 100%" style:font-name="Bitstream Vera Sans3" fo:font-size="10pt" style:text-underline-style="none" officeooo:rsid="0028d8f1"/>
    </style:style>
    <style:style style:name="T56" style:family="text">
      <style:text-properties style:text-position="0% 100%" style:font-name="Bitstream Vera Sans3" fo:font-size="10pt" style:text-underline-style="none" officeooo:rsid="0027d8be"/>
    </style:style>
    <style:style style:name="T57" style:family="text">
      <style:text-properties style:text-position="0% 100%" style:font-name="Bitstream Vera Sans3" fo:font-size="10pt" style:text-underline-style="none" officeooo:rsid="0056e461"/>
    </style:style>
    <style:style style:name="T58" style:family="text">
      <style:text-properties style:text-position="0% 100%" style:font-name="OpenSymbol" fo:font-size="10pt" style:text-underline-style="none" officeooo:rsid="0056e461" style:font-name-asian="OpenSymbol4" style:font-name-complex="OpenSymbol4"/>
    </style:style>
    <style:style style:name="T59" style:family="text">
      <style:text-properties style:text-position="0% 100%" style:font-name="OpenSymbol" fo:font-size="10pt" style:text-underline-style="none" officeooo:rsid="0056e461"/>
    </style:style>
    <style:style style:name="T60" style:family="text">
      <style:text-properties style:text-position="0% 100%" style:font-name="OpenSymbol" style:text-underline-style="none" officeooo:rsid="0056e461"/>
    </style:style>
    <style:style style:name="T61" style:family="text">
      <style:text-properties style:text-position="0% 100%" fo:font-weight="normal" style:font-style-asian="normal" style:font-weight-asian="normal" style:font-style-complex="normal" style:font-weight-complex="normal"/>
    </style:style>
    <style:style style:name="T62" style:family="text">
      <style:text-properties style:text-position="0% 100%" style:font-style-asian="normal" style:font-style-complex="normal"/>
    </style:style>
    <style:style style:name="T63" style:family="text">
      <style:text-properties style:text-position="0% 100%" officeooo:rsid="00361575" style:font-style-asian="normal" style:font-style-complex="normal"/>
    </style:style>
    <style:style style:name="T64" style:family="text">
      <style:text-properties style:text-position="0% 100%" officeooo:rsid="0037acdc"/>
    </style:style>
    <style:style style:name="T65" style:family="text">
      <style:text-properties style:text-position="0% 100%" style:font-name="Symbol" officeooo:rsid="003922c3" style:font-name-asian="Symbol" style:font-name-complex="Symbol"/>
    </style:style>
    <style:style style:name="T66" style:family="text">
      <style:text-properties style:text-position="0% 100%" style:font-name="Symbol" fo:font-style="normal" officeooo:rsid="003922c3" style:font-name-asian="Symbol" style:font-name-complex="Symbol"/>
    </style:style>
    <style:style style:name="T67" style:family="text">
      <style:text-properties style:text-position="0% 100%" officeooo:rsid="003922c3"/>
    </style:style>
    <style:style style:name="T68" style:family="text">
      <style:text-properties style:text-position="0% 100%" fo:font-style="normal" officeooo:rsid="003922c3"/>
    </style:style>
    <style:style style:name="T69" style:family="text">
      <style:text-properties style:text-position="super 58%"/>
    </style:style>
    <style:style style:name="T70" style:family="text">
      <style:text-properties style:text-position="super 58%" style:font-name="Bitstream Vera Sans1"/>
    </style:style>
    <style:style style:name="T71" style:family="text">
      <style:text-properties style:text-position="super 58%" style:font-name="Bitstream Vera Sans1" fo:font-weight="normal" style:font-weight-asian="normal" style:font-weight-complex="normal"/>
    </style:style>
    <style:style style:name="T72" style:family="text">
      <style:text-properties style:text-position="super 58%" style:text-underline-style="none"/>
    </style:style>
    <style:style style:name="T73" style:family="text">
      <style:text-properties style:text-position="super 58%" style:text-underline-style="none" officeooo:rsid="0037acdc"/>
    </style:style>
    <style:style style:name="T74" style:family="text">
      <style:text-properties style:text-position="super 58%" style:text-underline-style="none" fo:font-weight="normal" officeooo:rsid="002a3b90" style:font-weight-asian="normal" style:font-weight-complex="normal"/>
    </style:style>
    <style:style style:name="T75" style:family="text">
      <style:text-properties style:text-position="super 58%" style:text-underline-style="none" fo:font-weight="normal" officeooo:rsid="008354b7" style:font-weight-asian="normal" style:font-weight-complex="normal"/>
    </style:style>
    <style:style style:name="T76" style:family="text">
      <style:text-properties style:text-position="super 58%" style:text-underline-style="none" fo:font-weight="normal" officeooo:rsid="003b7fa8" style:font-weight-asian="normal" style:font-weight-complex="normal"/>
    </style:style>
    <style:style style:name="T77" style:family="text">
      <style:text-properties style:text-position="super 58%" style:text-underline-style="none" fo:font-weight="normal" officeooo:rsid="00425cb8" style:font-style-asian="normal" style:font-weight-asian="normal" style:font-size-complex="10pt" style:font-style-complex="normal" style:font-weight-complex="normal"/>
    </style:style>
    <style:style style:name="T78" style:family="text">
      <style:text-properties style:text-position="super 58%" fo:font-weight="normal" style:font-weight-asian="normal" style:font-weight-complex="normal"/>
    </style:style>
    <style:style style:name="T79" style:family="text">
      <style:text-properties style:text-position="super 58%" fo:font-weight="normal" style:font-style-asian="normal" style:font-weight-asian="normal" style:font-style-complex="normal" style:font-weight-complex="normal"/>
    </style:style>
    <style:style style:name="T80" style:family="text">
      <style:text-properties style:text-position="super 58%" fo:font-weight="normal" officeooo:rsid="00361575" style:font-style-asian="normal" style:font-weight-asian="normal" style:font-style-complex="normal" style:font-weight-complex="normal"/>
    </style:style>
    <style:style style:name="T81" style:family="text">
      <style:text-properties style:text-position="super 58%" fo:font-weight="normal" officeooo:rsid="003cec35" style:font-style-asian="normal" style:font-weight-asian="normal" style:font-style-complex="normal" style:font-weight-complex="normal"/>
    </style:style>
    <style:style style:name="T82" style:family="text">
      <style:text-properties style:text-position="super 58%" style:font-name="Bitstream Vera Sans3" fo:font-size="10pt" style:text-underline-style="none" officeooo:rsid="0028d8f1"/>
    </style:style>
    <style:style style:name="T83" style:family="text">
      <style:text-properties style:text-position="super 58%" style:font-name="Bitstream Vera Sans3" fo:font-size="10pt" style:text-underline-style="none" officeooo:rsid="0056e461"/>
    </style:style>
    <style:style style:name="T84" style:family="text">
      <style:text-properties style:text-position="super 58%" style:font-name="Bitstream Vera Sans3" fo:font-size="10pt" style:text-underline-style="none" officeooo:rsid="0027d8be"/>
    </style:style>
    <style:style style:name="T85" style:family="text">
      <style:text-properties style:text-position="super 58%" style:font-name="Bitstream Vera Sans3" fo:font-size="10pt" style:text-underline-style="none" officeooo:rsid="0029598f"/>
    </style:style>
    <style:style style:name="T86" style:family="text">
      <style:text-properties style:text-position="super 58%" style:font-name="Bitstream Vera Sans3" fo:font-size="10pt" style:text-underline-style="none" officeooo:rsid="003248ab"/>
    </style:style>
    <style:style style:name="T87" style:family="text">
      <style:text-properties style:text-position="super 58%" style:font-name="Bitstream Vera Sans3" fo:font-size="10pt" fo:letter-spacing="normal" officeooo:rsid="0028d8f1"/>
    </style:style>
    <style:style style:name="T88" style:family="text">
      <style:text-properties style:text-position="super 58%" fo:font-style="normal" style:text-underline-style="none" fo:font-weight="normal" officeooo:rsid="00425cb8" style:font-style-asian="normal" style:font-weight-asian="normal" style:font-size-complex="10pt" style:font-style-complex="normal" style:font-weight-complex="normal"/>
    </style:style>
    <style:style style:name="T89" style:family="text">
      <style:text-properties style:text-position="super 58%" fo:font-style="normal" style:text-underline-style="none" fo:font-weight="normal" officeooo:rsid="00360615" style:font-style-asian="normal" style:font-weight-asian="normal" style:font-size-complex="10pt" style:font-style-complex="normal" style:font-weight-complex="normal"/>
    </style:style>
    <style:style style:name="T90" style:family="text">
      <style:text-properties style:text-position="super 58%" fo:font-style="normal" style:text-underline-style="none" fo:font-weight="normal" officeooo:rsid="00361575" style:font-style-asian="normal" style:font-weight-asian="normal" style:font-size-complex="10pt" style:font-style-complex="normal" style:font-weight-complex="normal"/>
    </style:style>
    <style:style style:name="T91" style:family="text">
      <style:text-properties style:text-position="super 58%" fo:font-style="normal" style:text-underline-style="none" fo:font-weight="normal" officeooo:rsid="003cec35" style:font-style-asian="normal" style:font-weight-asian="normal" style:font-size-complex="10pt" style:font-style-complex="normal" style:font-weight-complex="normal"/>
    </style:style>
    <style:style style:name="T92" style:family="text">
      <style:text-properties style:text-position="super 58%" fo:font-style="normal" officeooo:rsid="003922c3"/>
    </style:style>
    <style:style style:name="T93" style:family="text">
      <style:text-properties style:text-position="super 58%" style:font-style-asian="normal" style:font-style-complex="normal"/>
    </style:style>
    <style:style style:name="T94" style:family="text">
      <style:text-properties style:text-position="super 58%" officeooo:rsid="0037acdc"/>
    </style:style>
    <style:style style:name="T95" style:family="text">
      <style:text-properties style:text-position="super 58%" officeooo:rsid="0037c484"/>
    </style:style>
    <style:style style:name="T96" style:family="text">
      <style:text-properties style:text-position="super 58%" officeooo:rsid="003922c3"/>
    </style:style>
    <style:style style:name="T97" style:family="text">
      <style:text-properties style:text-position="super 58%" officeooo:rsid="00400ea2"/>
    </style:style>
    <style:style style:name="T98" style:family="text">
      <style:text-properties style:text-underline-style="none"/>
    </style:style>
    <style:style style:name="T99" style:family="text">
      <style:text-properties style:text-underline-style="none" officeooo:rsid="0076791f"/>
    </style:style>
    <style:style style:name="T100" style:family="text">
      <style:text-properties style:text-underline-style="none" officeooo:rsid="00780d8a"/>
    </style:style>
    <style:style style:name="T101" style:family="text">
      <style:text-properties style:text-underline-style="none" officeooo:rsid="0037acdc"/>
    </style:style>
    <style:style style:name="T102" style:family="text">
      <style:text-properties style:text-underline-style="none" officeooo:rsid="00400ea2"/>
    </style:style>
    <style:style style:name="T103" style:family="text">
      <style:text-properties style:font-name="Bitstream Vera Sans3" fo:font-size="10pt" officeooo:rsid="0028d8f1"/>
    </style:style>
    <style:style style:name="T104" style:family="text">
      <style:text-properties style:font-name="OpenSymbol"/>
    </style:style>
    <style:style style:name="T105" style:family="text">
      <style:text-properties style:font-name="OpenSymbol" fo:font-size="10pt" style:font-name-asian="OpenSymbol4" style:font-name-complex="OpenSymbol4"/>
    </style:style>
    <style:style style:name="T106" style:family="text">
      <style:text-properties style:font-name="OpenSymbol" officeooo:rsid="0037acdc"/>
    </style:style>
    <style:style style:name="T107" style:family="text">
      <style:text-properties fo:font-weight="normal" style:font-weight-asian="normal" style:font-weight-complex="normal"/>
    </style:style>
    <style:style style:name="T108" style:family="text">
      <style:text-properties fo:font-weight="normal" officeooo:rsid="008354b7" style:font-weight-asian="normal" style:font-weight-complex="normal"/>
    </style:style>
    <style:style style:name="T109" style:family="text">
      <style:text-properties style:font-name="OpenSymbol2"/>
    </style:style>
    <style:style style:name="T110" style:family="text">
      <style:text-properties style:font-name="OpenSymbol2" officeooo:rsid="0037acdc"/>
    </style:style>
    <style:style style:name="T111" style:family="text">
      <style:text-properties fo:color="#d3802c" loext:opacity="100%" fo:font-size="10pt" fo:language="fr" fo:country="FR" style:font-size-asian="10pt" style:language-asian="fr" style:country-asian="FR" style:font-size-complex="10pt"/>
    </style:style>
    <style:style style:name="T112" style:family="text">
      <style:text-properties officeooo:rsid="00828850"/>
    </style:style>
    <style:style style:name="T113" style:family="text">
      <style:text-properties officeooo:rsid="0027d8be"/>
    </style:style>
    <style:style style:name="T114" style:family="text">
      <style:text-properties officeooo:rsid="0037acdc"/>
    </style:style>
    <style:style style:name="T115" style:family="text">
      <style:text-properties fo:font-style="normal" officeooo:rsid="0037acdc"/>
    </style:style>
    <style:style style:name="T116" style:family="text">
      <style:text-properties fo:font-style="normal" style:text-underline-style="none" officeooo:rsid="0037acdc"/>
    </style:style>
    <style:style style:name="T117" style:family="text">
      <style:text-properties fo:font-style="normal" officeooo:rsid="003922c3"/>
    </style:style>
    <style:style style:name="T118" style:family="text">
      <style:text-properties officeooo:rsid="0037c484"/>
    </style:style>
    <style:style style:name="T119" style:family="text">
      <style:text-properties style:font-name="Symbol" officeooo:rsid="0037c484" style:font-name-asian="Symbol" style:font-name-complex="Symbol"/>
    </style:style>
    <style:style style:name="T120" style:family="text">
      <style:text-properties style:font-name="Symbol" officeooo:rsid="003922c3" style:font-name-asian="Symbol" style:font-name-complex="Symbol"/>
    </style:style>
    <style:style style:name="T121" style:family="text">
      <style:text-properties officeooo:rsid="003922c3"/>
    </style:style>
    <style:style style:name="T122" style:family="text">
      <style:text-properties style:font-name="OpenSymbol1" officeooo:rsid="003922c3" style:font-name-asian="OpenSymbol1" style:font-name-complex="OpenSymbol1"/>
    </style:style>
    <style:style style:name="T123" style:family="text">
      <style:text-properties style:font-name="OpenSymbol1" officeooo:rsid="003b7fa8" style:font-name-asian="OpenSymbol1" style:font-name-complex="OpenSymbol1"/>
    </style:style>
    <style:style style:name="T124" style:family="text">
      <style:text-properties officeooo:rsid="003a177b"/>
    </style:style>
    <style:style style:name="T125" style:family="text">
      <style:text-properties officeooo:rsid="002a3b90"/>
    </style:style>
    <style:style style:name="T126" style:family="text">
      <style:text-properties officeooo:rsid="008354b7"/>
    </style:style>
    <style:style style:name="T127" style:family="text">
      <style:text-properties officeooo:rsid="003cec35"/>
    </style:style>
    <style:style style:name="T128" style:family="text">
      <style:text-properties officeooo:rsid="003d0f67"/>
    </style:style>
    <style:style style:name="T129" style:family="text">
      <style:text-properties officeooo:rsid="00400ea2"/>
    </style:style>
    <style:style style:name="T130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13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.049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solid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1" text:outline-level="1"><draw:g text:anchor-type="paragraph" draw:z-index="15" draw:name="Forme5" draw:style-name="gr1"><draw:custom-shape draw:style-name="gr2" draw:text-style-name="P63" svg:width="3.964cm" svg:height="0.641cm" draw:transform="skewX (0.00279252680319092) rotate (0.0872664625997165) translate (-0.370416666666667cm -0.0934861111111111cm)"><text:p text:style-name="P62"><text:span text:style-name="T130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1"><draw:text-box fo:min-height="2.743cm"><text:section text:style-name="Sect1" text:name="Section8"><text:p text:style-name="P24"/><text:p text:style-name="_5f_Paragraphe_20_livret_20_"><text:span text:style-name="T99">Calcule les expressions suivantes </text:span><text:span text:style-name="T100">et donne le résultat en notation scientifique</text:span><text:span text:style-name="T99">.</text:span></text:p><text:list xml:id="list613300443" text:style-name="liste_5f_abc"><text:list-item><text:p text:style-name="P43"><text:span text:style-name="T113">A </text:span><text:span text:style-name="_5f_signe"><text:span text:style-name="T113">=</text:span></text:span><text:span text:style-name="T113"> 3</text:span>,<text:span text:style-name="T113">2</text:span> <text:span text:style-name="T104">×</text:span><text:span text:style-name="T103">10</text:span><text:span text:style-name="T19">–</text:span><text:span text:style-name="T87">4</text:span> <text:span text:style-name="T105">×</text:span> <text:span text:style-name="T113">4,5</text:span> <text:span text:style-name="T104">×</text:span> 10<text:span text:style-name="T69">11</text:span></text:p></text:list-item><text:list-item><text:p text:style-name="P44">B <text:span text:style-name="_5f_signe">=</text:span><draw:frame draw:style-name="fr6" draw:name="Objet168" text:anchor-type="as-char" svg:width="4.202cm" svg:height="0.96cm" draw:z-index="16"><draw:object xlink:href="./Object 7" xlink:type="simple" xlink:show="embed" xlink:actuate="onLoad"/><draw:image xlink:href="./ObjectReplacements/Object 7" xlink:type="simple" xlink:show="embed" xlink:actuate="onLoad"/><svg:desc>formule</svg:desc></draw:frame></text:p></text:list-item></text:list><text:p text:style-name="P26"><text:span text:style-name="_5f_correction"><text:span text:style-name="T111">Correction</text:span></text:span></text:p><text:list xml:id="list91443198510706" text:continue-numbering="true" text:style-name="liste_5f_abc"><text:list-item><text:list><text:list-item><text:p text:style-name="P45"><text:span text:style-name="T47">A </text:span><text:span text:style-name="_5f_signe"><text:span text:style-name="T49">=</text:span></text:span><text:span text:style-name="T47"> 3</text:span><text:span text:style-name="T46">,</text:span><text:span text:style-name="T47">2</text:span><text:span text:style-name="T46"> </text:span><text:span text:style-name="T60">×</text:span><text:span text:style-name="T55"> </text:span><text:span text:style-name="T56">4,5</text:span><text:span text:style-name="T57"> </text:span><text:span text:style-name="T59">×</text:span><text:span text:style-name="T55"> </text:span><text:span text:style-name="T56">1</text:span><text:span text:style-name="T55">0</text:span><text:span text:style-name="T82">–4</text:span><text:span text:style-name="T57"> </text:span><text:span text:style-name="T58">×</text:span><text:span text:style-name="T57"> 10</text:span><text:span text:style-name="T83">11</text:span></text:p><text:p text:style-name="P45"><text:span text:style-name="T56">A </text:span><text:span text:style-name="_5f_signe"><text:span text:style-name="T49">=</text:span></text:span><text:span text:style-name="T56"> 14,4</text:span><text:span text:style-name="T57"> </text:span><text:span text:style-name="T59">×</text:span><text:span text:style-name="T55"> </text:span><text:span text:style-name="T56">1</text:span><text:span text:style-name="T55">0</text:span><text:span text:style-name="T86">7</text:span><text:span text:style-name="T56"> </text:span><text:span text:style-name="_5f_signe"><text:span text:style-name="T49">=</text:span></text:span><text:span text:style-name="T56"> 1,44</text:span><text:span text:style-name="T57"> </text:span><text:span text:style-name="T59">×</text:span><text:span text:style-name="T55"> </text:span><text:span text:style-name="T56">1</text:span><text:span text:style-name="T55">0</text:span><text:span text:style-name="T84">1</text:span><text:span text:style-name="T57"> </text:span><text:span text:style-name="T59">×</text:span><text:span text:style-name="T55"> </text:span><text:span text:style-name="T56">1</text:span><text:span text:style-name="T55">0</text:span><text:span text:style-name="T86">7</text:span><text:span text:style-name="T56"> </text:span><text:span text:style-name="_5f_signe"><text:span text:style-name="T49">=</text:span></text:span><text:span text:style-name="T56"> 1,44</text:span><text:span text:style-name="T57"> </text:span><text:span text:style-name="T59">×</text:span><text:span text:style-name="T55"> </text:span><text:span text:style-name="T56">1</text:span><text:span text:style-name="T55">0</text:span><text:span text:style-name="T20">8</text:span></text:p></text:list-item><text:list-item><text:p text:style-name="P45"><text:span text:style-name="T48">B </text:span><text:span text:style-name="_5f_signe"><text:span text:style-name="T48">=</text:span></text:span><text:span text:style-name="T48"><draw:frame draw:style-name="fr6" draw:name="Objet171" text:anchor-type="as-char" svg:width="4.202cm" svg:height="0.96cm" draw:z-index="17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</text:list-item></text:list></text:list-item></text:list><text:list xml:id="list2138939861" text:style-name="_5f_Numérotation_20_des_20_exercices_20_livrets"><text:list-item><text:list><text:list-header><text:p text:style-name="P56"><text:span text:style-name="T48">B </text:span><text:span text:style-name="_5f_signe"><text:span text:style-name="T48">=</text:span></text:span><text:span text:style-name="_5f_signe"><text:span text:style-name="T48"><draw:frame draw:style-name="fr6" draw:name="Objet3" text:anchor-type="as-char" svg:width="2.058cm" svg:height="0.96cm" draw:z-index="20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text:span text:style-name="_5f_signe"><text:span text:style-name="T48">=</text:span></text:span><text:span text:style-name="_5f_BVS"><text:span text:style-name="T51"><draw:frame draw:style-name="fr7" draw:name="Objet4" text:anchor-type="as-char" svg:width="1.051cm" svg:height="0.87cm" draw:z-index="21"><draw:object xlink:href="./Object 9" xlink:type="simple" xlink:show="embed" xlink:actuate="onLoad"/><draw:image xlink:href="./ObjectReplacements/Object 9" xlink:type="simple" xlink:show="embed" xlink:actuate="onLoad"/></draw:frame></text:span></text:span><text:span text:style-name="_5f_BVS"><text:span text:style-name="T60">×</text:span></text:span><text:span text:style-name="_5f_BVS"><text:span text:style-name="T60"><draw:frame draw:style-name="fr7" draw:name="Objet5" text:anchor-type="as-char" svg:width="0.984cm" svg:height="0.96cm" draw:z-index="22"><draw:object xlink:href="./Object 10" xlink:type="simple" xlink:show="embed" xlink:actuate="onLoad"/><draw:image xlink:href="./ObjectReplacements/Object 10" xlink:type="simple" xlink:show="embed" xlink:actuate="onLoad"/></draw:frame></text:span></text:span><text:span text:style-name="_5f_signe"><text:span text:style-name="T48">=</text:span></text:span><text:span text:style-name="_5f_BVS"><text:span text:style-name="T50"> 4,9 </text:span></text:span><text:span text:style-name="_5f_signe"><text:span text:style-name="T60">×</text:span></text:span><text:span text:style-name="_5f_signe"><text:span text:style-name="T55">10</text:span></text:span><text:span text:style-name="_5f_signe"><text:span text:style-name="T85">1</text:span></text:span><text:span text:style-name="_5f_signe"><text:span text:style-name="T82">4</text:span></text:span></text:p></text:list-header></text:list></text:list-item></text:list></text:section></draw:text-box></draw:frame></text:h>
      <text:list xml:id="list1709588565" text:style-name="Num_5f_Exo">
        <text:list-item>
          <text:h text:style-name="P35" text:outline-level="1"><text:span text:style-name="_5f_pointillés_20_gris"><text:span text:style-name="T7"> Calcule chaque expression et donne le résultat en notation scientifique.</text:span></text:span></text:h>
        </text:list-item>
      </text:list>
      <text:list xml:id="list91441736444152" text:continue-list="list2138939861" text:style-name="_5f_Numérotation_20_des_20_exercices_20_livrets">
        <text:list-header>
          <text:p text:style-name="P50">A <text:span text:style-name="_5f_signe">=</text:span> 45 <text:span text:style-name="T104">×</text:span> <text:span text:style-name="T107">10</text:span><text:span text:style-name="T78">12</text:span> <text:span text:style-name="T104">×</text:span><text:span text:style-name="T41"> 4 </text:span><text:span text:style-name="T104">×</text:span><text:span text:style-name="T41"> </text:span><text:span text:style-name="T42">10</text:span><text:span text:style-name="T18">–</text:span><text:span text:style-name="T71">26</text:span></text:p>
          <text:p text:style-name="P51">A <text:span text:style-name="_5f_signe">=</text:span><text:span text:style-name="_5f_Caractères_5f_correction"> </text:span><text:span text:style-name="_5f_Caractères_5f_correction"><text:span text:style-name="T62"> </text:span></text:span><text:span text:style-name="_5f_Caractères_5f_correction"><text:span text:style-name="T10">180</text:span></text:span><text:span text:style-name="_5f_Caractères_5f_correction"><text:span text:style-name="T62"> × </text:span></text:span><text:span text:style-name="_5f_Caractères_5f_correction"><text:span text:style-name="T61">10</text:span></text:span><text:span text:style-name="_5f_Caractères_5f_correction"><text:span text:style-name="T79">12</text:span></text:span><text:span text:style-name="_5f_Caractères_5f_correction"><text:span text:style-name="T62">  × </text:span></text:span><text:span text:style-name="_5f_Caractères_5f_correction"><text:span text:style-name="T61">10</text:span></text:span><text:span text:style-name="_5f_Caractères_5f_correction"><text:span text:style-name="T88">–</text:span></text:span><text:span text:style-name="_5f_Caractères_5f_correction"><text:span text:style-name="T79">26</text:span></text:span></text:p>
          <text:p text:style-name="P52"><text:span text:style-name="_5f_pointillés_20_gris"><text:span text:style-name="T7">A</text:span></text:span><text:span text:style-name="_5f_pointillés_20_gris"> </text:span><text:span text:style-name="_5f_signe">=</text:span><text:span text:style-name="_5f_pointillés_20_gris"> </text:span><text:span text:style-name="_5f_Caractères_5f_correction"> </text:span><text:span text:style-name="_5f_Caractères_5f_correction"><text:span text:style-name="T62"> </text:span></text:span><text:span text:style-name="_5f_Caractères_5f_correction"><text:span text:style-name="T10">180</text:span></text:span><text:span text:style-name="_5f_Caractères_5f_correction"><text:span text:style-name="T62"> ×  </text:span></text:span><text:span text:style-name="_5f_Caractères_5f_correction"><text:span text:style-name="T61">10</text:span></text:span><text:span text:style-name="_5f_Caractères_5f_correction"><text:span text:style-name="T88">–</text:span></text:span><text:span text:style-name="_5f_Caractères_5f_correction"><text:span text:style-name="T89">14</text:span></text:span></text:p>
          <text:p text:style-name="P52">A <text:span text:style-name="_5f_signe">=</text:span> <text:span text:style-name="_5f_Caractères_5f_correction"><text:span text:style-name="T62">  </text:span></text:span><text:span text:style-name="_5f_Caractères_5f_correction"><text:span text:style-name="T10">1,8</text:span></text:span><text:span text:style-name="_5f_Caractères_5f_correction"><text:span text:style-name="T62"> ×  </text:span></text:span><text:span text:style-name="_5f_Caractères_5f_correction"><text:span text:style-name="T61">10</text:span></text:span><text:span text:style-name="_5f_Caractères_5f_correction"><text:span text:style-name="T88">–</text:span></text:span><text:span text:style-name="_5f_Caractères_5f_correction"><text:span text:style-name="T89">1</text:span></text:span><text:span text:style-name="_5f_Caractères_5f_correction"><text:span text:style-name="T91">2</text:span></text:span></text:p>
          <text:p text:style-name="P53">B <text:span text:style-name="_5f_signe">=</text:span> (2 500 000 000)<text:span text:style-name="T69">2</text:span></text:p>
        </text:list-header>
      </text:list>
      <text:p text:style-name="P25">B <text:span text:style-name="_5f_signe">=</text:span> <text:span text:style-name="_5f_Caractères_5f_correction"><text:span text:style-name="T62">(2,5 × </text:span></text:span><text:span text:style-name="_5f_Caractères_5f_correction"><text:span text:style-name="T61">10 </text:span></text:span><text:span text:style-name="_5f_Caractères_5f_correction"><text:span text:style-name="T80">9</text:span></text:span><text:span text:style-name="_5f_Caractères_5f_correction"><text:span text:style-name="T62"> )</text:span></text:span><text:span text:style-name="_5f_Caractères_5f_correction"><text:span text:style-name="T93">2</text:span></text:span></text:p>
      <text:p text:style-name="P25"><text:span text:style-name="T44">B </text:span><text:span text:style-name="_5f_signe"><text:span text:style-name="T43">=</text:span></text:span><text:span text:style-name="T44"> </text:span><text:span text:style-name="_5f_Caractères_5f_correction"><text:span text:style-name="T62">2,5</text:span></text:span><text:span text:style-name="_5f_Caractères_5f_correction"><text:span text:style-name="T63">²</text:span></text:span><text:span text:style-name="_5f_Caractères_5f_correction"><text:span text:style-name="T62"> × (</text:span></text:span><text:span text:style-name="_5f_Caractères_5f_correction"><text:span text:style-name="T61">10 </text:span></text:span><text:span text:style-name="_5f_Caractères_5f_correction"><text:span text:style-name="T80">9</text:span></text:span><text:span text:style-name="_5f_Caractères_5f_correction"><text:span text:style-name="T62">)</text:span></text:span><text:span text:style-name="_5f_Caractères_5f_correction"><text:span text:style-name="T93">2</text:span></text:span></text:p>
      <text:p text:style-name="P25"><text:span text:style-name="T44">B </text:span><text:span text:style-name="_5f_signe"><text:span text:style-name="T43">=</text:span></text:span><text:span text:style-name="T44"> </text:span><text:span text:style-name="_5f_Caractères_5f_correction"><text:span text:style-name="T11">6,25 </text:span></text:span><text:span text:style-name="_5f_Caractères_5f_correction"><text:span text:style-name="T62">× </text:span></text:span><text:span text:style-name="_5f_Caractères_5f_correction"><text:span text:style-name="T61">10 </text:span></text:span><text:span text:style-name="_5f_Caractères_5f_correction"><text:span text:style-name="T23">18</text:span></text:span></text:p>
      <text:list xml:id="list91443591375738" text:continue-numbering="true" text:style-name="_5f_Numérotation_20_des_20_exercices_20_livrets">
        <text:list-header>
          <text:p text:style-name="P54">C <text:span text:style-name="_5f_signe">=</text:span><draw:frame draw:style-name="fr6" draw:name="Objet136" text:anchor-type="as-char" svg:width="1.877cm" svg:height="0.96cm" draw:z-index="12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<text:p text:style-name="P40"><text:span text:style-name="T7">C </text:span><text:span text:style-name="_5f_signe"><text:span text:style-name="T7">=</text:span></text:span><text:span text:style-name="T7"> </text:span><text:span text:style-name="_5f_Caractères_5f_correction"><text:span text:style-name="T10">1</text:span></text:span><text:span text:style-name="_5f_Caractères_5f_correction"><text:span text:style-name="T11">2</text:span></text:span><text:span text:style-name="_5f_Caractères_5f_correction"><text:span text:style-name="T62"> × </text:span></text:span><text:span text:style-name="_5f_Caractères_5f_correction"><text:span text:style-name="T61">10</text:span></text:span><text:span text:style-name="_5f_Caractères_5f_correction"><text:span text:style-name="T79">1</text:span></text:span><text:span text:style-name="_5f_Caractères_5f_correction"><text:span text:style-name="T80">5</text:span></text:span><text:span text:style-name="_5f_Caractères_5f_correction"><text:span text:style-name="T62">  × </text:span></text:span><text:span text:style-name="_5f_Caractères_5f_correction"><text:span text:style-name="T61">10</text:span></text:span><text:span text:style-name="_5f_Caractères_5f_correction"><text:span text:style-name="T90">17</text:span></text:span></text:p>
          <text:p text:style-name="P40"><text:span text:style-name="_5f_pointillés_20_gris"><text:span text:style-name="T7">C </text:span></text:span><text:span text:style-name="_5f_signe"><text:span text:style-name="T7">=</text:span></text:span><text:span text:style-name="_5f_pointillés_20_gris"><text:span text:style-name="T7"> </text:span></text:span><text:span text:style-name="_5f_Caractères_5f_correction"><text:span text:style-name="T10">1</text:span></text:span><text:span text:style-name="_5f_Caractères_5f_correction"><text:span text:style-name="T11">2</text:span></text:span><text:span text:style-name="_5f_Caractères_5f_correction"><text:span text:style-name="T62"> × </text:span></text:span><text:span text:style-name="_5f_Caractères_5f_correction"><text:span text:style-name="T61">10</text:span></text:span><text:span text:style-name="_5f_Caractères_5f_correction"><text:span text:style-name="T23">3</text:span></text:span><text:span text:style-name="_5f_Caractères_5f_correction"><text:span text:style-name="T21">2</text:span></text:span></text:p>
          <text:p text:style-name="P40"><text:span text:style-name="_5f_pointillés_20_gris"><text:span text:style-name="T7">C </text:span></text:span><text:span text:style-name="_5f_signe"><text:span text:style-name="T7">=</text:span></text:span><text:span text:style-name="_5f_pointillés_20_gris"><text:span text:style-name="T7">  </text:span></text:span><text:span text:style-name="_5f_Caractères_5f_correction"><text:span text:style-name="T10">1,</text:span></text:span><text:span text:style-name="_5f_Caractères_5f_correction"><text:span text:style-name="T11">2</text:span></text:span><text:span text:style-name="_5f_Caractères_5f_correction"><text:span text:style-name="T62"> × </text:span></text:span><text:span text:style-name="_5f_Caractères_5f_correction"><text:span text:style-name="T61">10</text:span></text:span><text:span text:style-name="_5f_Caractères_5f_correction"><text:span text:style-name="T23">3</text:span></text:span><text:span text:style-name="_5f_Caractères_5f_correction"><text:span text:style-name="T22">3</text:span></text:span></text:p>
          <text:p text:style-name="P55"><text:span text:style-name="T41">D </text:span><text:span text:style-name="_5f_signe">=</text:span><text:span text:style-name="T41"><draw:frame draw:style-name="fr5" draw:name="Objet137" text:anchor-type="as-char" svg:width="2.462cm" svg:height="0.96cm" draw:z-index="13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    <text:p text:style-name="P40"><text:span text:style-name="T7">D </text:span><text:span text:style-name="_5f_signe"><text:span text:style-name="T7">=</text:span></text:span><text:span text:style-name="T7"> </text:span><text:span text:style-name="_5f_pointillés_20_gris"><text:span text:style-name="T7"> </text:span></text:span><text:span text:style-name="_5f_Caractères_5f_correction"><text:span text:style-name="T10">1</text:span></text:span><text:span text:style-name="_5f_Caractères_5f_correction"><text:span text:style-name="T11">2,2</text:span></text:span><text:span text:style-name="_5f_Caractères_5f_correction"><text:span text:style-name="T62"> × </text:span></text:span><text:span text:style-name="_5f_Caractères_5f_correction"><text:span text:style-name="T61">10</text:span></text:span><text:span text:style-name="_5f_Caractères_5f_correction"><text:span text:style-name="T80">23</text:span></text:span><text:span text:style-name="_5f_Caractères_5f_correction"><text:span text:style-name="T62">  × </text:span></text:span><text:span text:style-name="_5f_Caractères_5f_correction"><text:span text:style-name="T61">10</text:span></text:span><text:span text:style-name="_5f_Caractères_5f_correction"><text:span text:style-name="T79">–</text:span></text:span><text:span text:style-name="_5f_Caractères_5f_correction"><text:span text:style-name="T90"> 15</text:span></text:span></text:p>
          <text:p text:style-name="P40"><text:span text:style-name="T7">D </text:span><text:span text:style-name="_5f_signe"><text:span text:style-name="T7">=</text:span></text:span> <text:span text:style-name="_5f_Caractères_5f_correction"><text:span text:style-name="T10">1</text:span></text:span><text:span text:style-name="_5f_Caractères_5f_correction"><text:span text:style-name="T11">2,2</text:span></text:span><text:span text:style-name="_5f_Caractères_5f_correction"><text:span text:style-name="T62"> × </text:span></text:span><text:span text:style-name="_5f_Caractères_5f_correction"><text:span text:style-name="T61">10</text:span></text:span><text:span text:style-name="_5f_Caractères_5f_correction"><text:span text:style-name="T23">8</text:span></text:span><text:span text:style-name="_5f_Caractères_5f_correction"><text:span text:style-name="T62"> </text:span></text:span></text:p>
          <text:p text:style-name="P40"><text:span text:style-name="_5f_pointillés_20_gris"><text:span text:style-name="T8">D</text:span></text:span><text:span text:style-name="_5f_pointillés_20_gris"><text:span text:style-name="T45"> </text:span></text:span><text:span text:style-name="_5f_signe"><text:span text:style-name="T9">=</text:span></text:span><text:span text:style-name="_5f_pointillés_20_gris"><text:span text:style-name="T45"> </text:span></text:span><text:span text:style-name="_5f_pointillés_20_gris"><text:span text:style-name="T54"> </text:span></text:span><text:span text:style-name="_5f_Caractères_5f_correction"><text:span text:style-name="T10">1,</text:span></text:span><text:span text:style-name="_5f_Caractères_5f_correction"><text:span text:style-name="T11">22</text:span></text:span><text:span text:style-name="_5f_Caractères_5f_correction"><text:span text:style-name="T62"> × </text:span></text:span><text:span text:style-name="_5f_Caractères_5f_correction"><text:span text:style-name="T61">10</text:span></text:span><text:span text:style-name="_5f_Caractères_5f_correction"><text:span text:style-name="T81">9</text:span></text:span><text:span text:style-name="_5f_Caractères_5f_correction"><text:span text:style-name="T62"> </text:span></text:span></text:p>
          <text:p text:style-name="P41"><text:span text:style-name="_5f_pointillés_20_gris"><text:span text:style-name="T54"/></text:span></text:p>
        </text:list-header>
      </text:list>
      <text:list xml:id="list91442307854987" text:continue-list="list1709588565" text:style-name="Num_5f_Exo">
        <text:list-item>
          <text:h text:style-name="P36" text:outline-level="1"> La masse d’un atome de cuivre est de 1,05 <text:span text:style-name="T109">×</text:span> <text:span text:style-name="T98">10</text:span><text:span text:style-name="T72">–30</text:span> g. Combien d’atomes de cuivre y a-t-il dans 1,47 kg de cuivre ?</text:h>
        </text:list-item>
      </text:list>
      <text:p text:style-name="P27"><text:span text:style-name="_5f_Caractères_5f_correction"><text:span text:style-name="T114">N = (1,47 kg) ÷ ( 1,05 × </text:span></text:span><text:span text:style-name="_5f_Caractères_5f_correction"><text:span text:style-name="T101">10</text:span></text:span><text:span text:style-name="_5f_Caractères_5f_correction"><text:span text:style-name="T73">–30</text:span></text:span><text:span text:style-name="_5f_Caractères_5f_correction"><text:span text:style-name="T114"> g)</text:span></text:span></text:p>
      <text:p text:style-name="P27"><text:span text:style-name="_5f_Caractères_5f_correction"><text:span text:style-name="T114">N = (1,47 × </text:span></text:span><text:span text:style-name="_5f_Caractères_5f_correction"><text:span text:style-name="T101">10</text:span></text:span><text:span text:style-name="_5f_Caractères_5f_correction"><text:span text:style-name="T24">3</text:span></text:span><text:span text:style-name="_5f_Caractères_5f_correction"><text:span text:style-name="T13">)</text:span></text:span><text:span text:style-name="_5f_Caractères_5f_correction"><text:span text:style-name="T114"> ÷ ( 1,05 × </text:span></text:span><text:span text:style-name="_5f_Caractères_5f_correction"><text:span text:style-name="T101">10</text:span></text:span><text:span text:style-name="_5f_Caractères_5f_correction"><text:span text:style-name="T73">–30</text:span></text:span><text:span text:style-name="_5f_Caractères_5f_correction"><text:span text:style-name="T114">)</text:span></text:span></text:p>
      <text:p text:style-name="P33"><text:span text:style-name="_5f_Caractères_5f_correction"><text:span text:style-name="T127">N = </text:span></text:span><text:span text:style-name="_5f_Caractères_5f_correction"><text:span text:style-name="T127"><draw:frame draw:style-name="fr4" draw:name="Objet1" text:anchor-type="as-char" svg:width="2.24cm" svg:height="0.96cm" draw:z-index="18"><draw:object xlink:href="./Object 3" xlink:type="simple" xlink:show="embed" xlink:actuate="onLoad"/><draw:image xlink:href="./ObjectReplacements/Object 3" xlink:type="simple" xlink:show="embed" xlink:actuate="onLoad"/></draw:frame></text:span></text:span></text:p>
      <text:p text:style-name="P27"><text:span text:style-name="_5f_Caractères_5f_correction"><text:span text:style-name="T114">N= </text:span></text:span><text:span text:style-name="_5f_Caractères_5f_correction"><text:span text:style-name="T127">(</text:span></text:span><text:span text:style-name="_5f_Caractères_5f_correction"><text:span text:style-name="T114">1,47÷ 1,05</text:span></text:span><text:span text:style-name="_5f_Caractères_5f_correction"><text:span text:style-name="T127">)</text:span></text:span><text:span text:style-name="_5f_Caractères_5f_correction"><text:span text:style-name="T114"> × </text:span></text:span><text:span text:style-name="_5f_Caractères_5f_correction"><text:span text:style-name="T101">10</text:span></text:span><text:span text:style-name="_5f_Caractères_5f_correction"><text:span text:style-name="T24">3</text:span></text:span><text:span text:style-name="_5f_Caractères_5f_correction"><text:span text:style-name="T114">  × </text:span></text:span><text:span text:style-name="_5f_Caractères_5f_correction"><text:span text:style-name="T101">10 </text:span></text:span><text:span text:style-name="_5f_Caractères_5f_correction"><text:span text:style-name="T73">30</text:span></text:span><text:span text:style-name="_5f_Caractères_5f_correction"><text:span text:style-name="T114"> </text:span></text:span></text:p>
      <text:p text:style-name="P27"><text:span text:style-name="_5f_Caractères_5f_correction"><text:span text:style-name="T114">N = 1,4 × </text:span></text:span><text:span text:style-name="_5f_Caractères_5f_correction"><text:span text:style-name="T101">10 </text:span></text:span><text:span text:style-name="_5f_Caractères_5f_correction"><text:span text:style-name="T73">33 </text:span></text:span><text:span text:style-name="_5f_Caractères_5f_correction"><text:span text:style-name="T114">  (atomes de cuivre).</text:span></text:span></text:p>
      <text:list xml:id="list91442140343071" text:continue-numbering="true" text:style-name="Num_5f_Exo">
        <text:list-item>
          <text:h text:style-name="P37" text:outline-level="1"> 1 m<text:span text:style-name="T69">3</text:span> d’eau de mer contient 0,004 mg d’or. Sur la Terre, le volume total d’eau est d’environ 1,3 <text:span text:style-name="T109">×</text:span> 10<text:span text:style-name="T69">6</text:span> km<text:span text:style-name="T69">3</text:span><text:span text:style-name="T43">. </text:span>Calcule la masse totale d’or en tonnes que renferment les mers et les océans sur Terre. <text:span text:style-name="T112">Écris le résultat en notation scientifique.</text:span></text:h>
        </text:list-item>
      </text:list>
      <text:p text:style-name="P28"><text:span text:style-name="_5f_Caractères_5f_correction"><text:span text:style-name="T114">N </text:span></text:span><text:span text:style-name="_5f_Caractères_5f_correction"><text:span text:style-name="T106">≈</text:span></text:span><text:span text:style-name="_5f_Caractères_5f_correction"><text:span text:style-name="T114"> (1,3 </text:span></text:span><text:span text:style-name="_5f_Caractères_5f_correction"><text:span text:style-name="T110">×</text:span></text:span><text:span text:style-name="_5f_Caractères_5f_correction"><text:span text:style-name="T114"> 10</text:span></text:span><text:span text:style-name="_5f_Caractères_5f_correction"><text:span text:style-name="T94">6</text:span></text:span><text:span text:style-name="_5f_Caractères_5f_correction"><text:span text:style-name="T114"> km</text:span></text:span><text:span text:style-name="_5f_Caractères_5f_correction"><text:span text:style-name="T94">3</text:span></text:span><text:span text:style-name="_5f_Caractères_5f_correction"><text:span text:style-name="T114">) </text:span></text:span><text:span text:style-name="_5f_Caractères_5f_correction"><text:span text:style-name="T119"></text:span></text:span><text:span text:style-name="_5f_Caractères_5f_correction"><text:span text:style-name="T114"> (0,004 mg/m³)</text:span></text:span></text:p>
      <text:p text:style-name="P42"><text:span text:style-name="_5f_Caractères_5f_correction"><text:span text:style-name="T118">1 km³ = 10</text:span></text:span><text:span text:style-name="_5f_Caractères_5f_correction"><text:span text:style-name="T95">9 <text:s/></text:span></text:span><text:span text:style-name="_5f_Caractères_5f_correction"><text:span text:style-name="T118">m³ <text:s/>et <text:s/></text:span></text:span><text:span text:style-name="_5f_Caractères_5f_correction"><text:span text:style-name="T40">1</text:span></text:span><text:span text:style-name="_5f_Caractères_5f_correction"><text:span text:style-name="T118"> mg = </text:span></text:span><text:span text:style-name="_5f_Caractères_5f_correction"><text:span text:style-name="T114">10 </text:span></text:span><text:span text:style-name="_5f_Caractères_5f_correction"><text:span text:style-name="T27">– </text:span></text:span><text:span text:style-name="_5f_Caractères_5f_correction"><text:span text:style-name="T30">9</text:span></text:span><text:span text:style-name="_5f_Caractères_5f_correction"><text:span text:style-name="T114"> </text:span></text:span><text:span text:style-name="_5f_Caractères_5f_correction"><text:span text:style-name="T118">t donc : <text:s/></text:span></text:span></text:p>
      <text:p text:style-name="P42"><text:span text:style-name="_5f_Caractères_5f_correction"><text:span text:style-name="T114">N </text:span></text:span><text:span text:style-name="_5f_Caractères_5f_correction"><text:span text:style-name="T106">≈</text:span></text:span><text:span text:style-name="_5f_Caractères_5f_correction"><text:span text:style-name="T114"> 1,3 </text:span></text:span><text:span text:style-name="_5f_Caractères_5f_correction"><text:span text:style-name="T110">×</text:span></text:span><text:span text:style-name="_5f_Caractères_5f_correction"><text:span text:style-name="T114"> 10</text:span></text:span><text:span text:style-name="_5f_Caractères_5f_correction"><text:span text:style-name="T27">15</text:span></text:span><text:span text:style-name="_5f_Caractères_5f_correction"><text:span text:style-name="T114"> </text:span></text:span><text:span text:style-name="_5f_Caractères_5f_correction"><text:span text:style-name="T119"></text:span></text:span><text:span text:style-name="_5f_Caractères_5f_correction"><text:span text:style-name="T114"> 4 </text:span></text:span><text:span text:style-name="_5f_Caractères_5f_correction"><text:span text:style-name="T110">×</text:span></text:span><text:span text:style-name="_5f_Caractères_5f_correction"><text:span text:style-name="T114"> 10 </text:span></text:span><text:span text:style-name="_5f_Caractères_5f_correction"><text:span text:style-name="T27">– </text:span></text:span><text:span text:style-name="_5f_Caractères_5f_correction"><text:span text:style-name="T30">12 </text:span></text:span><text:span text:style-name="_5f_Caractères_5f_correction"><text:span text:style-name="T12"><text:s/>(t)</text:span></text:span></text:p>
      <text:p text:style-name="P42"><text:span text:style-name="_5f_Caractères_5f_correction"><text:span text:style-name="T114">N</text:span></text:span><text:span text:style-name="_5f_Caractères_5f_correction"><text:span text:style-name="T106">≈</text:span></text:span><text:span text:style-name="_5f_Caractères_5f_correction"><text:span text:style-name="T114"> 1,3 </text:span></text:span><text:span text:style-name="_5f_Caractères_5f_correction"><text:span text:style-name="T119"></text:span></text:span><text:span text:style-name="_5f_Caractères_5f_correction"><text:span text:style-name="T114"> 4 </text:span></text:span><text:span text:style-name="_5f_Caractères_5f_correction"><text:span text:style-name="T110">×</text:span></text:span><text:span text:style-name="_5f_Caractères_5f_correction"><text:span text:style-name="T114"> 10</text:span></text:span><text:span text:style-name="_5f_Caractères_5f_correction"><text:span text:style-name="T27">15</text:span></text:span><text:span text:style-name="_5f_Caractères_5f_correction"><text:span text:style-name="T114"> </text:span></text:span><text:span text:style-name="_5f_Caractères_5f_correction"><text:span text:style-name="T110">×</text:span></text:span><text:span text:style-name="_5f_Caractères_5f_correction"><text:span text:style-name="T114"> 10 </text:span></text:span><text:span text:style-name="_5f_Caractères_5f_correction"><text:span text:style-name="T27">– </text:span></text:span><text:span text:style-name="_5f_Caractères_5f_correction"><text:span text:style-name="T30">12 </text:span></text:span><text:span text:style-name="_5f_Caractères_5f_correction"><text:span text:style-name="T12">(t)</text:span></text:span></text:p>
      <text:p text:style-name="P42"><text:span text:style-name="_5f_Caractères_5f_correction"><text:span text:style-name="T115">N </text:span></text:span><text:span text:style-name="_5f_Caractères_5f_correction"><text:span text:style-name="T106">≈</text:span></text:span><text:span text:style-name="_5f_Caractères_5f_correction"><text:span text:style-name="T115"> </text:span></text:span><text:span text:style-name="_5f_Caractères_5f_correction"><text:span text:style-name="T36">5,2</text:span></text:span><text:span text:style-name="_5f_Caractères_5f_correction"><text:span text:style-name="T115"> × </text:span></text:span><text:span text:style-name="_5f_Caractères_5f_correction"><text:span text:style-name="T116">10 </text:span></text:span><text:span text:style-name="_5f_Caractères_5f_correction"><text:span text:style-name="T26">3</text:span></text:span><text:span text:style-name="_5f_Caractères_5f_correction"><text:span text:style-name="T25"> </text:span></text:span><text:span text:style-name="_5f_Caractères_5f_correction"><text:span text:style-name="T14"><text:s/>tonnes d</text:span></text:span><text:span text:style-name="_5f_Caractères_5f_correction"><text:span text:style-name="T52">’</text:span></text:span><text:span text:style-name="_5f_Caractères_5f_correction"><text:span text:style-name="T53">or.</text:span></text:span></text:p>
      <text:list xml:id="list91443478507965" text:continue-numbering="true" text:style-name="Num_5f_Exo">
        <text:list-item>
          <text:h text:style-name="P39" text:outline-level="1"><text:span text:style-name="T41"> La lumière se propage à la vitesse moyenne d’environ 3 </text:span><text:span text:style-name="T104">×</text:span><text:span text:style-name="T41"> 10</text:span><text:span text:style-name="T70">5</text:span><text:span text:style-name="T41"> km par seconde.</text:span></text:h>
        </text:list-item>
      </text:list>
      <text:list xml:id="list91443502111011" text:continue-list="list91443198510706" text:style-name="liste_5f_abc">
        <text:list-item>
          <text:list>
            <text:list-item>
              <text:p text:style-name="P46">Calcule la distance parcourue par la lumière en une année. Utilise la notation scientifique et arrondis le nombre décimal au dixième.</text:p>
            </text:list-item>
          </text:list>
        </text:list-item>
      </text:list>
      <text:p text:style-name="P29"><text:span text:style-name="_5f_Caractères_5f_correction"><text:span text:style-name="T121">1 année = 365 </text:span></text:span><text:span text:style-name="_5f_Caractères_5f_correction"><text:span text:style-name="T120"></text:span></text:span><text:span text:style-name="_5f_Caractères_5f_correction"><text:span text:style-name="T121"> 24 </text:span></text:span><text:span text:style-name="_5f_Caractères_5f_correction"><text:span text:style-name="T120"></text:span></text:span><text:span text:style-name="_5f_Caractères_5f_correction"><text:span text:style-name="T121"> 3 600 s = 31 536 000 s</text:span></text:span></text:p>
      <text:p text:style-name="P42"><text:span text:style-name="_5f_Caractères_5f_correction"><text:span text:style-name="T38">1 a.l. </text:span></text:span><text:span text:style-name="_5f_Caractères_5f_correction"><text:span text:style-name="T106">≈</text:span></text:span><text:span text:style-name="_5f_Caractères_5f_correction"><text:span text:style-name="T121"> <text:s/>(3 </text:span></text:span><text:span text:style-name="_5f_Caractères_5f_correction"><text:span text:style-name="T65"></text:span></text:span><text:span text:style-name="_5f_Caractères_5f_correction"><text:span text:style-name="T121"> 10</text:span></text:span><text:span text:style-name="_5f_Caractères_5f_correction"><text:span text:style-name="T96">5 </text:span></text:span><text:span text:style-name="_5f_Caractères_5f_correction"><text:span text:style-name="T67">) <text:s/></text:span></text:span><text:span text:style-name="_5f_Caractères_5f_correction"><text:span text:style-name="T65"></text:span></text:span><text:span text:style-name="_5f_Caractères_5f_correction"><text:span text:style-name="T96"> </text:span></text:span><text:span text:style-name="_5f_Caractères_5f_correction"><text:span text:style-name="T67"><text:s/>(3,1 536 </text:span></text:span><text:span text:style-name="_5f_Caractères_5f_correction"><text:span text:style-name="T64">× 10</text:span></text:span><text:span text:style-name="_5f_Caractères_5f_correction"><text:span text:style-name="T96">7 </text:span></text:span><text:span text:style-name="_5f_Caractères_5f_correction"><text:span text:style-name="T67">) <text:s/>km</text:span></text:span></text:p>
      <text:p text:style-name="P30"><text:span text:style-name="_5f_Caractères_5f_correction"><text:span text:style-name="T38">1 a.l.</text:span></text:span><text:span text:style-name="_5f_Caractères_5f_correction"><text:span text:style-name="T122">≈</text:span></text:span><text:span text:style-name="_5f_Caractères_5f_correction"><text:span text:style-name="T117"> <text:s/></text:span></text:span><text:span text:style-name="_5f_Caractères_5f_correction"><text:span text:style-name="T37">9,5</text:span></text:span><text:span text:style-name="_5f_Caractères_5f_correction"><text:span text:style-name="T117"> </text:span></text:span><text:span text:style-name="_5f_Caractères_5f_correction"><text:span text:style-name="T66"></text:span></text:span><text:span text:style-name="_5f_Caractères_5f_correction"><text:span text:style-name="T117"> 10 </text:span></text:span><text:span text:style-name="_5f_Caractères_5f_correction"><text:span text:style-name="T96">12</text:span></text:span><text:span text:style-name="_5f_Caractères_5f_correction"><text:span text:style-name="T92"> <text:s/></text:span></text:span><text:span text:style-name="_5f_Caractères_5f_correction"><text:span text:style-name="T68">km.</text:span></text:span></text:p>
      <text:list xml:id="list91442132035886" text:continue-list="list91443591375738" text:style-name="_5f_Numérotation_20_des_20_exercices_20_livrets">
        <text:list-header>
          <text:p text:style-name="P48">C’est ce qu’on appelle une année‑lumière (a.l.).</text:p>
        </text:list-header>
      </text:list>
      <text:list xml:id="list91443768640443" text:continue-list="list91443502111011" text:style-name="liste_5f_abc">
        <text:list-item>
          <text:list>
            <text:list-item>
              <text:p text:style-name="P47">Des astronomes ont observé l’extinction d’une étoile et ils ont estimé que cet événement s’est produit il y a environ 5 000 ans.</text:p>
            </text:list-item>
          </text:list>
        </text:list-item>
      </text:list>
      <text:list xml:id="list91443610626733" text:continue-list="list91442132035886" text:style-name="_5f_Numérotation_20_des_20_exercices_20_livrets">
        <text:list-item>
          <text:list>
            <text:list-header>
              <text:p text:style-name="P49">Calcule la distance en kilomètres séparant cette étoile de la Terre. Utilise la notation scientifique.</text:p>
            </text:list-header>
          </text:list>
        </text:list-item>
      </text:list>
      <text:p text:style-name="P32"><text:span text:style-name="_5f_Caractères_5f_correction"><text:span text:style-name="T124">D </text:span></text:span><text:span text:style-name="_5f_Caractères_5f_correction"><text:span text:style-name="T122">≈</text:span></text:span><text:span text:style-name="_5f_Caractères_5f_correction"><text:span text:style-name="T121"> <text:s/></text:span></text:span><text:span text:style-name="_5f_Caractères_5f_correction"><text:span text:style-name="T124">5 000 </text:span></text:span><text:span text:style-name="_5f_Caractères_5f_correction"><text:span text:style-name="T65"> </text:span></text:span><text:span text:style-name="_5f_Caractères_5f_correction"><text:span text:style-name="T37">9,5</text:span></text:span><text:span text:style-name="_5f_Caractères_5f_correction"><text:span text:style-name="T121"> </text:span></text:span><text:span text:style-name="_5f_Caractères_5f_correction"><text:span text:style-name="T65"></text:span></text:span><text:span text:style-name="_5f_Caractères_5f_correction"><text:span text:style-name="T121"> 10 </text:span></text:span><text:span text:style-name="_5f_Caractères_5f_correction"><text:span text:style-name="T96">12 <text:s/></text:span></text:span><text:span text:style-name="_5f_Caractères_5f_correction"><text:span text:style-name="T67">km</text:span></text:span></text:p>
      <text:p text:style-name="P32"><text:span text:style-name="_5f_Caractères_5f_correction"><text:span text:style-name="T124">D </text:span></text:span><text:span text:style-name="_5f_Caractères_5f_correction"><text:span text:style-name="T122">≈</text:span></text:span><text:span text:style-name="_5f_Caractères_5f_correction"><text:span text:style-name="T121"> <text:s/></text:span></text:span><text:span text:style-name="_5f_Caractères_5f_correction"><text:span text:style-name="T124">5 </text:span></text:span><text:span text:style-name="_5f_Caractères_5f_correction"><text:span text:style-name="T65"></text:span></text:span><text:span text:style-name="_5f_Caractères_5f_correction"><text:span text:style-name="T121"> 10 </text:span></text:span><text:span text:style-name="_5f_Caractères_5f_correction"><text:span text:style-name="T28">3</text:span></text:span><text:span text:style-name="_5f_Caractères_5f_correction"><text:span text:style-name="T124"> </text:span></text:span><text:span text:style-name="_5f_Caractères_5f_correction"><text:span text:style-name="T65"> </text:span></text:span><text:span text:style-name="_5f_Caractères_5f_correction"><text:span text:style-name="T37">9,5</text:span></text:span><text:span text:style-name="_5f_Caractères_5f_correction"><text:span text:style-name="T121"> </text:span></text:span><text:span text:style-name="_5f_Caractères_5f_correction"><text:span text:style-name="T65"></text:span></text:span><text:span text:style-name="_5f_Caractères_5f_correction"><text:span text:style-name="T121"> 10 </text:span></text:span><text:span text:style-name="_5f_Caractères_5f_correction"><text:span text:style-name="T96">12 <text:s/></text:span></text:span><text:span text:style-name="_5f_Caractères_5f_correction"><text:span text:style-name="T67">km</text:span></text:span></text:p>
      <text:p text:style-name="P32"><text:span text:style-name="_5f_Caractères_5f_correction"><text:span text:style-name="T124">D </text:span></text:span><text:span text:style-name="_5f_Caractères_5f_correction"><text:span text:style-name="T122">≈</text:span></text:span><text:span text:style-name="_5f_Caractères_5f_correction"><text:span text:style-name="T121"> <text:s/></text:span></text:span><text:span text:style-name="_5f_Caractères_5f_correction"><text:span text:style-name="T38">47,5 </text:span></text:span><text:span text:style-name="_5f_Caractères_5f_correction"><text:span text:style-name="T65"></text:span></text:span><text:span text:style-name="_5f_Caractères_5f_correction"><text:span text:style-name="T121"> 10 </text:span></text:span><text:span text:style-name="_5f_Caractères_5f_correction"><text:span text:style-name="T28">15</text:span></text:span><text:span text:style-name="_5f_Caractères_5f_correction"><text:span text:style-name="T96"> <text:s/></text:span></text:span><text:span text:style-name="_5f_Caractères_5f_correction"><text:span text:style-name="T67">km</text:span></text:span></text:p>
      <text:p text:style-name="P32"><text:span text:style-name="_5f_Caractères_5f_correction"><text:span text:style-name="T124">D </text:span></text:span><text:span text:style-name="_5f_Caractères_5f_correction"><text:span text:style-name="T122">≈</text:span></text:span><text:span text:style-name="_5f_Caractères_5f_correction"><text:span text:style-name="T121"> <text:s/></text:span></text:span><text:span text:style-name="_5f_Caractères_5f_correction"><text:span text:style-name="T38">4,75 </text:span></text:span><text:span text:style-name="_5f_Caractères_5f_correction"><text:span text:style-name="T65"></text:span></text:span><text:span text:style-name="_5f_Caractères_5f_correction"><text:span text:style-name="T121"> 10 </text:span></text:span><text:span text:style-name="_5f_Caractères_5f_correction"><text:span text:style-name="T28">1</text:span></text:span><text:span text:style-name="_5f_Caractères_5f_correction"><text:span text:style-name="T29">6</text:span></text:span><text:span text:style-name="_5f_Caractères_5f_correction"><text:span text:style-name="T96"> </text:span></text:span><text:span text:style-name="_5f_Caractères_5f_correction"><text:span text:style-name="T67">km</text:span></text:span></text:p>
      <text:p text:style-name="P32"><text:span text:style-name="_5f_Caractères_5f_correction"><text:span text:style-name="T67"/></text:span></text:p>
      <text:list xml:id="list91443476606405" text:continue-list="list91443478507965" text:style-name="Num_5f_Exo">
        <text:list-item>
          <text:h text:style-name="P38" text:outline-level="1"><text:span text:style-name="_5f_pointillés_20_gris"><text:span text:style-name="T7"> La structure métallique de la tour Eiffel a une masse de 7 300 tonnes. On considère que la structure est composée essentiellement de fer. </text:span></text:span><text:span text:style-name="_5f_pointillés_20_gris"><text:span text:style-name="T31">Sachant qu’un atome de fer a une masse de </text:span></text:span><text:span text:style-name="_5f_pointillés_20_gris"><text:span text:style-name="T35">9,352</text:span></text:span><text:span text:style-name="_5f_pointillés_20_gris"><text:span text:style-name="T31"> </text:span></text:span><text:span text:style-name="_5f_pointillés_20_gris"><text:span text:style-name="T33">×</text:span></text:span><text:span text:style-name="_5f_pointillés_20_gris"><text:span text:style-name="T31"> </text:span></text:span><text:span text:style-name="_5f_pointillés_20_gris"><text:span text:style-name="T34">10</text:span></text:span><text:span text:style-name="_5f_pointillés_20_gris"><text:span text:style-name="T18">–</text:span></text:span><text:span text:style-name="_5f_pointillés_20_gris"><text:span text:style-name="T17">26</text:span></text:span><text:span text:style-name="_5f_pointillés_20_gris"><text:span text:style-name="T16"> </text:span></text:span><text:span text:style-name="_5f_pointillés_20_gris"><text:span text:style-name="T31">kg, combien d’atomes de fer y a-t-il dans la structure ? </text:span></text:span><text:span text:style-name="_5f_pointillés_20_gris"><text:span text:style-name="T32">Donne une valeur arrondie à l’unité.</text:span></text:span></text:h>
        </text:list-item>
      </text:list>
      <text:p text:style-name="P31"><text:span text:style-name="_5f_Caractères_5f_correction"><text:span text:style-name="T114">N = (7 300 tonnes) ÷ ( </text:span></text:span><text:span text:style-name="_5f_Caractères_5f_correction"><text:span text:style-name="T125">9,352</text:span></text:span><text:span text:style-name="_5f_Caractères_5f_correction"><text:span text:style-name="T126"> × </text:span></text:span><text:span text:style-name="_5f_Caractères_5f_correction"><text:span text:style-name="T108">10</text:span></text:span><text:span text:style-name="_5f_Caractères_5f_correction"><text:span text:style-name="T88">–</text:span></text:span><text:span text:style-name="_5f_Caractères_5f_correction"><text:span text:style-name="T74">26</text:span></text:span><text:span text:style-name="_5f_Caractères_5f_correction"><text:span text:style-name="T75"> </text:span></text:span><text:span text:style-name="_5f_Caractères_5f_correction"><text:span text:style-name="T126">kg</text:span></text:span><text:span text:style-name="_5f_Caractères_5f_correction"><text:span text:style-name="T114">)</text:span></text:span></text:p>
      <text:p text:style-name="P31"><text:span text:style-name="_5f_Caractères_5f_correction"><text:span text:style-name="T114">N = (7 300  × </text:span></text:span><text:span text:style-name="_5f_Caractères_5f_correction"><text:span text:style-name="T101">10</text:span></text:span><text:span text:style-name="_5f_Caractères_5f_correction"><text:span text:style-name="T24">3</text:span></text:span><text:span text:style-name="_5f_Caractères_5f_correction"><text:span text:style-name="T13"> </text:span></text:span><text:span text:style-name="_5f_Caractères_5f_correction"><text:span text:style-name="T15">)</text:span></text:span><text:span text:style-name="_5f_Caractères_5f_correction"><text:span text:style-name="T114"> ÷ ( </text:span></text:span><text:span text:style-name="_5f_Caractères_5f_correction"><text:span text:style-name="T125">9,352</text:span></text:span><text:span text:style-name="_5f_Caractères_5f_correction"><text:span text:style-name="T126"> × </text:span></text:span><text:span text:style-name="_5f_Caractères_5f_correction"><text:span text:style-name="T108">10</text:span></text:span><text:span text:style-name="_5f_Caractères_5f_correction"><text:span text:style-name="T77">–</text:span></text:span><text:span text:style-name="_5f_Caractères_5f_correction"><text:span text:style-name="T74">26</text:span></text:span><text:span text:style-name="_5f_Caractères_5f_correction"><text:span text:style-name="T75"> </text:span></text:span><text:span text:style-name="_5f_Caractères_5f_correction"><text:span text:style-name="T114">)</text:span></text:span></text:p>
      <text:p text:style-name="P34"><text:span text:style-name="_5f_Caractères_5f_correction"><text:span text:style-name="T128">N = </text:span></text:span><text:span text:style-name="_5f_Caractères_5f_correction"><text:span text:style-name="T128"><draw:frame draw:style-name="fr4" draw:name="Objet2" text:anchor-type="as-char" svg:width="2.454cm" svg:height="0.96cm" draw:z-index="19"><draw:object xlink:href="./Object 4" xlink:type="simple" xlink:show="embed" xlink:actuate="onLoad"/><draw:image xlink:href="./ObjectReplacements/Object 4" xlink:type="simple" xlink:show="embed" xlink:actuate="onLoad"/></draw:frame></text:span></text:span></text:p>
      <text:p text:style-name="P31"><text:span text:style-name="_5f_Caractères_5f_correction"><text:span text:style-name="T114">N = </text:span></text:span><text:span text:style-name="_5f_Caractères_5f_correction"><text:span text:style-name="T128">(</text:span></text:span><text:span text:style-name="_5f_Caractères_5f_correction"><text:span text:style-name="T114">7 300 ÷ </text:span></text:span><text:span text:style-name="_5f_Caractères_5f_correction"><text:span text:style-name="T125">9,352</text:span></text:span><text:span text:style-name="_5f_Caractères_5f_correction"><text:span text:style-name="T128">)</text:span></text:span><text:span text:style-name="_5f_Caractères_5f_correction"><text:span text:style-name="T125"> </text:span></text:span><text:span text:style-name="_5f_Caractères_5f_correction"><text:span text:style-name="T114">× </text:span></text:span><text:span text:style-name="_5f_Caractères_5f_correction"><text:span text:style-name="T101">10</text:span></text:span><text:span text:style-name="_5f_Caractères_5f_correction"><text:span text:style-name="T24">3</text:span></text:span><text:span text:style-name="_5f_Caractères_5f_correction"><text:span text:style-name="T13"> </text:span></text:span><text:span text:style-name="_5f_Caractères_5f_correction"><text:span text:style-name="T126"> × </text:span></text:span><text:span text:style-name="_5f_Caractères_5f_correction"><text:span text:style-name="T108">10</text:span></text:span><text:span text:style-name="_5f_Caractères_5f_correction"><text:span text:style-name="T74">26</text:span></text:span><text:span text:style-name="_5f_Caractères_5f_correction"><text:span text:style-name="T75"> </text:span></text:span></text:p>
      <text:p text:style-name="P31"><text:span text:style-name="_5f_Caractères_5f_correction"><text:span text:style-name="T114">N </text:span></text:span><text:span text:style-name="_5f_Caractères_5f_correction"><text:span text:style-name="T123">≈</text:span></text:span><text:span text:style-name="_5f_Caractères_5f_correction"><text:span text:style-name="T114"> </text:span></text:span><text:span text:style-name="_5f_Caractères_5f_correction"><text:span text:style-name="T39">781</text:span></text:span><text:span text:style-name="_5f_Caractères_5f_correction"><text:span text:style-name="T114"> </text:span></text:span><text:span text:style-name="_5f_Caractères_5f_correction"><text:span text:style-name="T126">× </text:span></text:span><text:span text:style-name="_5f_Caractères_5f_correction"><text:span text:style-name="T108">10 </text:span></text:span><text:span text:style-name="_5f_Caractères_5f_correction"><text:span text:style-name="T76">29</text:span></text:span><text:span text:style-name="_5f_Caractères_5f_correction"><text:span text:style-name="T75"> </text:span></text:span></text:p>
      <text:p text:style-name="P31"><text:span text:style-name="_5f_Caractères_5f_correction"><text:span text:style-name="T114">N </text:span></text:span><text:span text:style-name="_5f_Caractères_5f_correction"><text:span text:style-name="T123">≈</text:span></text:span><text:span text:style-name="_5f_Caractères_5f_correction"><text:span text:style-name="T114"> </text:span></text:span><text:span text:style-name="_5f_Caractères_5f_correction"><text:span text:style-name="T39">8</text:span></text:span><text:span text:style-name="_5f_Caractères_5f_correction"><text:span text:style-name="T114"> </text:span></text:span><text:span text:style-name="_5f_Caractères_5f_correction"><text:span text:style-name="T126">× </text:span></text:span><text:span text:style-name="_5f_Caractères_5f_correction"><text:span text:style-name="T108">10 </text:span></text:span><text:span text:style-name="_5f_Caractères_5f_correction"><text:span text:style-name="T76">31</text:span></text:span><text:span text:style-name="_5f_Caractères_5f_correction"><text:span text:style-name="T75"> </text:span></text:span><text:span text:style-name="_5f_Caractères_5f_correction"><text:span text:style-name="T114">(atomes de </text:span></text:span><text:span text:style-name="_5f_Caractères_5f_correction"><text:span text:style-name="T39">fer</text:span></text:span><text:span text:style-name="_5f_Caractères_5f_correction"><text:span text:style-name="T114">)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4" svg:font-family="OpenSymbol" style:font-adornments="Roman" style:font-pitch="variable" style:font-charset="x-symbol"/>
    <style:font-face style:name="OpenSymbol1" svg:font-family="OpenSymbol" style:font-adornments="Roman"/>
    <style:font-face style:name="Symbol" svg:font-family="Symbol" style:font-adornments="Roman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2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master-page-name="">
      <style:paragraph-properties style:page-number="auto"/>
    </style:style>
    <style:style style:name="_5f_Paragraphe_5f_Coche" style:display-name="_Paragraphe_Coche" style:family="paragraph" style:parent-style-name="_5f_Paragraphe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3" fo:font-family="OpenSymbol" style:font-style-name="Oblique" style:font-pitch="variable" style:font-charset="x-symbol" fo:font-size="10pt" fo:font-style="normal" style:font-name-asian="OpenSymbol3" style:font-family-asian="OpenSymbol" style:font-style-name-asian="Oblique" style:font-pitch-asian="variable" style:font-charset-asian="x-symbol" style:font-name-complex="OpenSymbol3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Enonce_5f_Niv2" style:display-name="Enonce_Niv2" style:family="text" style:parent-style-name="Enonce_5f_Niv1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fo:font-size="15pt" officeooo:rsid="0017c88f" officeooo:paragraph-rsid="0023393b" style:font-size-asian="15pt" style:font-size-complex="15pt" style:text-scale="100%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3163d5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3163d5"/>
    </style:style>
    <style:style style:name="MT7" style:family="text">
      <style:text-properties officeooo:rsid="00308c81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5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7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6</text:span></text:p></draw:text-box></draw:frame><draw:line text:anchor-type="paragraph" draw:z-index="14" draw:name="Forme3" draw:style-name="Mgr3" draw:text-style-name="MP24" svg:x1="18.74cm" svg:y1="0.36cm" svg:x2="20.497cm" svg:y2="0.36cm"><text:p/></draw:line>Calculer avec des nombres en notation scientifique</text:p>
      </style:header>
      <style:footer>
        <text:p text:style-name="MP26"><draw:frame draw:style-name="Mfr1" draw:name="Cadre1" text:anchor-type="paragraph" svg:y="-0.06cm" draw:z-index="1"><draw:text-box fo:min-height="0.499cm" fo:min-width="1cm"><draw:frame draw:style-name="Mfr2" draw:name="Cadre2" text:anchor-type="frame" svg:x="0.45cm" svg:y="0.079cm" svg:width="0.817cm" draw:z-index="3"><draw:text-box fo:min-height="0.355cm"><text:p text:style-name="MP27"><draw:g text:anchor-type="paragraph" draw:z-index="9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35</text:page-number></text:p></draw:text-box></draw:frame><text:p text:style-name="MP29"><text:span text:style-name="MT6">Puissances</text:span> • <text:span text:style-name="MT7">A4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2-03-01T09:14:41.355000000</dc:date>
    <meta:editing-duration>PT10H31M41S</meta:editing-duration>
    <meta:editing-cycles>81</meta:editing-cycles>
    <meta:generator>LibreOffice/7.1.6.2$Windows_X86_64 LibreOffice_project/0e133318fcee89abacd6a7d077e292f1145735c3</meta:generator>
    <dc:subject>diviser</dc:subject>
    <dc:title>A3_3 série 1 </dc:title>
    <meta:document-statistic meta:table-count="1" meta:image-count="0" meta:object-count="9" meta:page-count="2" meta:paragraph-count="97" meta:word-count="768" meta:character-count="3587" meta:non-whitespace-character-count="2483"/>
  </office:meta>
</office:document-meta>
</file>

<file path=Object 1/content.xml><?xml version="1.0" encoding="utf-8"?>
<math xmlns="http://www.w3.org/1998/Math/MathML" display="block">
  <semantics>
    <mfrac>
      <mrow>
        <mn>36</mn>
        <mrow>
          <mspace width="0.5em"/>
          <mo stretchy="false">×</mo>
          <mspace width="0.5em"/>
        </mrow>
        <msup>
          <mn>10</mn>
          <mn>15</mn>
        </msup>
      </mrow>
      <mrow>
        <mn>3</mn>
        <mrow>
          <mspace width="0.5em"/>
          <mo stretchy="false">×</mo>
          <mspace width="0.5em"/>
        </mrow>
        <msup>
          <mn>10</mn>
          <mrow>
            <mrow>
              <mspace width="0.5em"/>
              <mo stretchy="false">−</mo>
              <mspace width="0.5em"/>
            </mrow>
            <mn>17</mn>
          </mrow>
        </msup>
      </mrow>
    </mfrac>
    <annotation encoding="StarMath 5.0">{{36}`times` 10^{15}}over{{3}`times`{10}^{`-`17}}</annotation>
  </semantics>
</math>
</file>

<file path=Object 10/content.xml><?xml version="1.0" encoding="utf-8"?>
<math xmlns="http://www.w3.org/1998/Math/MathML" display="block">
  <semantics>
    <mfrac>
      <msup>
        <mn>10</mn>
        <mn>17</mn>
      </msup>
      <msup>
        <mn>10</mn>
        <mn>3</mn>
      </msup>
    </mfrac>
    <annotation encoding="StarMath 5.0">{{10}^{17}}over{{10}^{3}}</annotation>
  </semantics>
</math>
</file>

<file path=Object 11/content.xml><?xml version="1.0" encoding="utf-8"?>
<math xmlns="http://www.w3.org/1998/Math/MathML" display="block">
  <semantics>
    <mfrac>
      <mrow>
        <mn>0,35</mn>
        <mrow>
          <mspace width="0.5em"/>
          <mo stretchy="false">×</mo>
          <mspace width="0.5em"/>
        </mrow>
        <mn>5,6</mn>
        <mrow>
          <mspace width="0.5em"/>
          <mo stretchy="false">×</mo>
          <mspace width="0.5em"/>
        </mrow>
        <msup>
          <mn>10</mn>
          <mn>5</mn>
        </msup>
        <mrow>
          <mspace width="0.5em"/>
          <mo stretchy="false">×</mo>
          <mspace width="0.5em"/>
        </mrow>
        <msup>
          <mn>10</mn>
          <mn>12</mn>
        </msup>
      </mrow>
      <mrow>
        <mn>0,4</mn>
        <mrow>
          <mspace width="0.5em"/>
          <mo stretchy="false">×</mo>
          <mspace width="0.5em"/>
        </mrow>
        <msup>
          <mn>10</mn>
          <mn>3</mn>
        </msup>
      </mrow>
    </mfrac>
    <annotation encoding="StarMath 5.0">{ 0,35 `times` 5,6`times `10^5 `times` 10^{12} }over { 0,4` times` 10^3 }
</annotation>
  </semantics>
</math>
</file>

<file path=Object 2/content.xml><?xml version="1.0" encoding="utf-8"?>
<math xmlns="http://www.w3.org/1998/Math/MathML" display="block">
  <semantics>
    <mfrac>
      <mrow>
        <mrow>
          <mo stretchy="false">−</mo>
          <mn>48,8</mn>
        </mrow>
        <mrow>
          <mspace width="0.5em"/>
          <mo stretchy="false">×</mo>
          <mspace width="0.5em"/>
        </mrow>
        <msup>
          <mn>10</mn>
          <mn>23</mn>
        </msup>
      </mrow>
      <mrow>
        <mrow>
          <mo stretchy="false">−</mo>
          <mn>4</mn>
        </mrow>
        <mrow>
          <mspace width="0.5em"/>
          <mo stretchy="false">×</mo>
          <mspace width="0.5em"/>
        </mrow>
        <msup>
          <mn>10</mn>
          <mn>15</mn>
        </msup>
      </mrow>
    </mfrac>
    <annotation encoding="StarMath 5.0">
{{-48,8}`times` 10^{23}}over{{-4}`times`{10}^{15}}</annotation>
  </semantics>
</math>
</file>

<file path=Object 3/content.xml><?xml version="1.0" encoding="utf-8"?>
<math xmlns="http://www.w3.org/1998/Math/MathML" display="block">
  <semantics>
    <mstyle mathsize="10pt">
      <mfrac>
        <mrow>
          <mn>1,47</mn>
          <mo stretchy="false">×</mo>
          <msup>
            <mn>10</mn>
            <mn>3</mn>
          </msup>
        </mrow>
        <mrow>
          <mn>1,05</mn>
          <mo stretchy="false">×</mo>
          <msup>
            <mn>10</mn>
            <mrow>
              <mo stretchy="false">−</mo>
              <mn>30</mn>
            </mrow>
          </msup>
        </mrow>
      </mfrac>
    </mstyle>
    <annotation encoding="StarMath 5.0">size 10 {{1,47 times  10^{3}  }over {1,05 times 10^{-30}} }</annotation>
  </semantics>
</math>
</file>

<file path=Object 4/content.xml><?xml version="1.0" encoding="utf-8"?>
<math xmlns="http://www.w3.org/1998/Math/MathML" display="block">
  <semantics>
    <mstyle mathsize="10pt">
      <mfrac>
        <mrow>
          <mn>7</mn>
          <mrow>
            <mn>300</mn>
            <mo stretchy="false">×</mo>
            <msup>
              <mn>10</mn>
              <mn>3</mn>
            </msup>
          </mrow>
        </mrow>
        <mrow>
          <mn>9,352</mn>
          <mo stretchy="false">×</mo>
          <msup>
            <mn>10</mn>
            <mrow>
              <mo stretchy="false">−</mo>
              <mn>26</mn>
            </mrow>
          </msup>
        </mrow>
      </mfrac>
    </mstyle>
    <annotation encoding="StarMath 5.0">size 10 { {7 300 times 10^{3}} over {9,352 times 10^{-26}} } </annotation>
  </semantics>
</math>
</file>

<file path=Object 6/content.xml><?xml version="1.0" encoding="utf-8"?>
<math xmlns="http://www.w3.org/1998/Math/MathML" display="block">
  <semantics>
    <mfrac>
      <mrow>
        <mn>1,96</mn>
        <mo stretchy="false">×</mo>
        <msup>
          <mn>10</mn>
          <mn>17</mn>
        </msup>
      </mrow>
      <mrow>
        <mn>0,4</mn>
        <mo stretchy="false">×</mo>
        <msup>
          <mn>10</mn>
          <mn>3</mn>
        </msup>
      </mrow>
    </mfrac>
    <annotation encoding="StarMath 5.0">{ 1,96 times 10^{17} }over { 0,4 times 10^3 }</annotation>
  </semantics>
</math>
</file>

<file path=Object 7/content.xml><?xml version="1.0" encoding="utf-8"?>
<math xmlns="http://www.w3.org/1998/Math/MathML" display="block">
  <semantics>
    <mfrac>
      <mrow>
        <mn>0,35</mn>
        <mrow>
          <mspace width="0.5em"/>
          <mo stretchy="false">×</mo>
          <mspace width="0.5em"/>
        </mrow>
        <msup>
          <mn>10</mn>
          <mn>5</mn>
        </msup>
        <mrow>
          <mspace width="0.5em"/>
          <mo stretchy="false">×</mo>
          <mspace width="0.5em"/>
        </mrow>
        <mn>5,6</mn>
        <mrow>
          <mspace width="0.5em"/>
          <mo stretchy="false">×</mo>
          <mspace width="0.5em"/>
        </mrow>
        <msup>
          <mn>10</mn>
          <mn>12</mn>
        </msup>
      </mrow>
      <mrow>
        <mn>0,4</mn>
        <mrow>
          <mspace width="0.5em"/>
          <mo stretchy="false">×</mo>
          <mspace width="0.5em"/>
        </mrow>
        <msup>
          <mn>10</mn>
          <mn>3</mn>
        </msup>
      </mrow>
    </mfrac>
    <annotation encoding="StarMath 5.0">{ 0,35 `times `10^{5}` times `5,6 `times` 10^{12} }over { 0,4` times `10 ^{3} }
</annotation>
  </semantics>
</math>
</file>

<file path=Object 9/content.xml><?xml version="1.0" encoding="utf-8"?>
<math xmlns="http://www.w3.org/1998/Math/MathML" display="block">
  <semantics>
    <mfrac>
      <mn>1,96</mn>
      <mn>0,4</mn>
    </mfrac>
    <annotation encoding="StarMath 5.0">{1,96}over{0,4}</annotation>
  </semantics>
</math>
</file>